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_eval,tag_accuracy" table:style-name="ta1">
        <table:shapes>
          <draw:frame draw:z-index="0" draw:style-name="gr1" draw:text-style-name="P1" svg:width="159.99mm" svg:height="89.99mm" svg:x="71.51mm" svg:y="5.51mm">
            <loext:p draw:notify-on-update-of-ranges="'run_eval,tag_accuracy'.B2:'run_eval,tag_accuracy'.B23 'run_eval,tag_accuracy'.C2:'run_eval,tag_accuracy'.C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6mm" svg:height="90.05mm" svg:x="273.65mm" svg:y="36.39mm">
            <loext:p draw:notify-on-update-of-ranges="'run_eval,tag_accuracy'.B2:'run_eval,tag_accuracy'.B23 'run_eval,tag_accuracy'.C2:'run_eval,tag_accuracy'.C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06mm" svg:height="89.78mm" svg:x="153.46mm" svg:y="149.82mm">
            <loext:p draw:notify-on-update-of-ranges="'run_eval,tag_accuracy'.B31:'run_eval,tag_accuracy'.B231 'run_eval,tag_accuracy'.C31:'run_eval,tag_accuracy'.C2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ll tim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501856191.58291" calcext:value-type="float">
            <text:p>1501856191.58291</text:p>
          </table:table-cell>
          <table:table-cell office:value-type="float" office:value="1" calcext:value-type="float">
            <text:p>1</text:p>
          </table:table-cell>
          <table:table-cell office:value-type="float" office:value="0.359570443630218" calcext:value-type="float">
            <text:p>0.3595704436</text:p>
          </table:table-cell>
        </table:table-row>
        <table:table-row table:style-name="ro1">
          <table:table-cell office:value-type="float" office:value="1501856240.22731" calcext:value-type="float">
            <text:p>1501856240.22731</text:p>
          </table:table-cell>
          <table:table-cell office:value-type="float" office:value="462" calcext:value-type="float">
            <text:p>462</text:p>
          </table:table-cell>
          <table:table-cell office:value-type="float" office:value="0.9045569896698" calcext:value-type="float">
            <text:p>0.9045569897</text:p>
          </table:table-cell>
        </table:table-row>
        <table:table-row table:style-name="ro1">
          <table:table-cell office:value-type="float" office:value="1501856288.80726" calcext:value-type="float">
            <text:p>1501856288.80726</text:p>
          </table:table-cell>
          <table:table-cell office:value-type="float" office:value="926" calcext:value-type="float">
            <text:p>926</text:p>
          </table:table-cell>
          <table:table-cell office:value-type="float" office:value="0.969995558261871" calcext:value-type="float">
            <text:p>0.9699955583</text:p>
          </table:table-cell>
        </table:table-row>
        <table:table-row table:style-name="ro1">
          <table:table-cell office:value-type="float" office:value="1501856337.39181" calcext:value-type="float">
            <text:p>1501856337.39181</text:p>
          </table:table-cell>
          <table:table-cell office:value-type="float" office:value="1390" calcext:value-type="float">
            <text:p>1390</text:p>
          </table:table-cell>
          <table:table-cell office:value-type="float" office:value="0.973454535007477" calcext:value-type="float">
            <text:p>0.973454535</text:p>
          </table:table-cell>
        </table:table-row>
        <table:table-row table:style-name="ro1">
          <table:table-cell office:value-type="float" office:value="1501856388.73895" calcext:value-type="float">
            <text:p>1501856388.73895</text:p>
          </table:table-cell>
          <table:table-cell office:value-type="float" office:value="1876" calcext:value-type="float">
            <text:p>1876</text:p>
          </table:table-cell>
          <table:table-cell office:value-type="float" office:value="0.976953685283661" calcext:value-type="float">
            <text:p>0.9769536853</text:p>
          </table:table-cell>
        </table:table-row>
        <table:table-row table:style-name="ro1">
          <table:table-cell office:value-type="float" office:value="1501856439.91621" calcext:value-type="float">
            <text:p>1501856439.91621</text:p>
          </table:table-cell>
          <table:table-cell office:value-type="float" office:value="2364" calcext:value-type="float">
            <text:p>2364</text:p>
          </table:table-cell>
          <table:table-cell office:value-type="float" office:value="0.977557003498077" calcext:value-type="float">
            <text:p>0.9775570035</text:p>
          </table:table-cell>
        </table:table-row>
        <table:table-row table:style-name="ro1">
          <table:table-cell office:value-type="float" office:value="1501856491.19026" calcext:value-type="float">
            <text:p>1501856491.19026</text:p>
          </table:table-cell>
          <table:table-cell office:value-type="float" office:value="2852" calcext:value-type="float">
            <text:p>2852</text:p>
          </table:table-cell>
          <table:table-cell office:value-type="float" office:value="0.977637469768524" calcext:value-type="float">
            <text:p>0.9776374698</text:p>
          </table:table-cell>
        </table:table-row>
        <table:table-row table:style-name="ro1">
          <table:table-cell office:value-type="float" office:value="1501856537.48463" calcext:value-type="float">
            <text:p>1501856537.48463</text:p>
          </table:table-cell>
          <table:table-cell office:value-type="float" office:value="3339" calcext:value-type="float">
            <text:p>3339</text:p>
          </table:table-cell>
          <table:table-cell office:value-type="float" office:value="0.981418192386627" calcext:value-type="float">
            <text:p>0.9814181924</text:p>
          </table:table-cell>
        </table:table-row>
        <table:table-row table:style-name="ro1">
          <table:table-cell office:value-type="float" office:value="1501856588.66895" calcext:value-type="float">
            <text:p>1501856588.66895</text:p>
          </table:table-cell>
          <table:table-cell office:value-type="float" office:value="3828" calcext:value-type="float">
            <text:p>3828</text:p>
          </table:table-cell>
          <table:table-cell office:value-type="float" office:value="0.982624769210815" calcext:value-type="float">
            <text:p>0.9826247692</text:p>
          </table:table-cell>
        </table:table-row>
        <table:table-row table:style-name="ro1">
          <table:table-cell office:value-type="float" office:value="1501856639.9601" calcext:value-type="float">
            <text:p>1501856639.9601</text:p>
          </table:table-cell>
          <table:table-cell office:value-type="float" office:value="4317" calcext:value-type="float">
            <text:p>4317</text:p>
          </table:table-cell>
          <table:table-cell office:value-type="float" office:value="0.984233617782593" calcext:value-type="float">
            <text:p>0.9842336178</text:p>
          </table:table-cell>
        </table:table-row>
        <table:table-row table:style-name="ro1">
          <table:table-cell office:value-type="float" office:value="1501856691.44948" calcext:value-type="float">
            <text:p>1501856691.44948</text:p>
          </table:table-cell>
          <table:table-cell office:value-type="float" office:value="4802" calcext:value-type="float">
            <text:p>4802</text:p>
          </table:table-cell>
          <table:table-cell office:value-type="float" office:value="0.984354257583618" calcext:value-type="float">
            <text:p>0.9843542576</text:p>
          </table:table-cell>
        </table:table-row>
        <table:table-row table:style-name="ro1">
          <table:table-cell office:value-type="float" office:value="1501856737.88319" calcext:value-type="float">
            <text:p>1501856737.88319</text:p>
          </table:table-cell>
          <table:table-cell office:value-type="float" office:value="5287" calcext:value-type="float">
            <text:p>5287</text:p>
          </table:table-cell>
          <table:table-cell office:value-type="float" office:value="0.984877109527588" calcext:value-type="float">
            <text:p>0.9848771095</text:p>
          </table:table-cell>
        </table:table-row>
        <table:table-row table:style-name="ro1">
          <table:table-cell office:value-type="float" office:value="1501856790.38479" calcext:value-type="float">
            <text:p>1501856790.38479</text:p>
          </table:table-cell>
          <table:table-cell office:value-type="float" office:value="5763" calcext:value-type="float">
            <text:p>5763</text:p>
          </table:table-cell>
          <table:table-cell office:value-type="float" office:value="0.985480427742004" calcext:value-type="float">
            <text:p>0.9854804277</text:p>
          </table:table-cell>
        </table:table-row>
        <table:table-row table:style-name="ro1">
          <table:table-cell office:value-type="float" office:value="1501856837.04493" calcext:value-type="float">
            <text:p>1501856837.04493</text:p>
          </table:table-cell>
          <table:table-cell office:value-type="float" office:value="6247" calcext:value-type="float">
            <text:p>6247</text:p>
          </table:table-cell>
          <table:table-cell office:value-type="float" office:value="0.986043512821198" calcext:value-type="float">
            <text:p>0.9860435128</text:p>
          </table:table-cell>
        </table:table-row>
        <table:table-row table:style-name="ro1">
          <table:table-cell office:value-type="float" office:value="1501856889.82827" calcext:value-type="float">
            <text:p>1501856889.82827</text:p>
          </table:table-cell>
          <table:table-cell office:value-type="float" office:value="6721" calcext:value-type="float">
            <text:p>6721</text:p>
          </table:table-cell>
          <table:table-cell office:value-type="float" office:value="0.986365258693695" calcext:value-type="float">
            <text:p>0.9863652587</text:p>
          </table:table-cell>
        </table:table-row>
        <table:table-row table:style-name="ro1">
          <table:table-cell office:value-type="float" office:value="1501856941.14499" calcext:value-type="float">
            <text:p>1501856941.14499</text:p>
          </table:table-cell>
          <table:table-cell office:value-type="float" office:value="7208" calcext:value-type="float">
            <text:p>7208</text:p>
          </table:table-cell>
          <table:table-cell office:value-type="float" office:value="0.986767470836639" calcext:value-type="float">
            <text:p>0.9867674708</text:p>
          </table:table-cell>
        </table:table-row>
        <table:table-row table:style-name="ro1">
          <table:table-cell office:value-type="float" office:value="1501856987.27108" calcext:value-type="float">
            <text:p>1501856987.27108</text:p>
          </table:table-cell>
          <table:table-cell office:value-type="float" office:value="7697" calcext:value-type="float">
            <text:p>7697</text:p>
          </table:table-cell>
          <table:table-cell office:value-type="float" office:value="0.989582896232605" calcext:value-type="float">
            <text:p>0.9895828962</text:p>
          </table:table-cell>
        </table:table-row>
        <table:table-row table:style-name="ro1">
          <table:table-cell office:value-type="float" office:value="1501857038.55922" calcext:value-type="float">
            <text:p>1501857038.55922</text:p>
          </table:table-cell>
          <table:table-cell office:value-type="float" office:value="8185" calcext:value-type="float">
            <text:p>8185</text:p>
          </table:table-cell>
          <table:table-cell office:value-type="float" office:value="0.990186214447022" calcext:value-type="float">
            <text:p>0.9901862144</text:p>
          </table:table-cell>
        </table:table-row>
        <table:table-row table:style-name="ro1">
          <table:table-cell office:value-type="float" office:value="1501857090.15991" calcext:value-type="float">
            <text:p>1501857090.15991</text:p>
          </table:table-cell>
          <table:table-cell office:value-type="float" office:value="8670" calcext:value-type="float">
            <text:p>8670</text:p>
          </table:table-cell>
          <table:table-cell office:value-type="float" office:value="0.990628659725189" calcext:value-type="float">
            <text:p>0.9906286597</text:p>
          </table:table-cell>
        </table:table-row>
        <table:table-row table:style-name="ro1">
          <table:table-cell office:value-type="float" office:value="1501857141.35354" calcext:value-type="float">
            <text:p>1501857141.35354</text:p>
          </table:table-cell>
          <table:table-cell office:value-type="float" office:value="9159" calcext:value-type="float">
            <text:p>9159</text:p>
          </table:table-cell>
          <table:table-cell office:value-type="float" office:value="0.99086993932724" calcext:value-type="float">
            <text:p>0.9908699393</text:p>
          </table:table-cell>
        </table:table-row>
        <table:table-row table:style-name="ro1">
          <table:table-cell office:value-type="float" office:value="1501857187.77178" calcext:value-type="float">
            <text:p>1501857187.77178</text:p>
          </table:table-cell>
          <table:table-cell office:value-type="float" office:value="9644" calcext:value-type="float">
            <text:p>9644</text:p>
          </table:table-cell>
          <table:table-cell office:value-type="float" office:value="0.991875469684601" calcext:value-type="float">
            <text:p>0.9918754697</text:p>
          </table:table-cell>
        </table:table-row>
        <table:table-row table:style-name="ro1">
          <table:table-cell office:value-type="float" office:value="1501857224.1547" calcext:value-type="float">
            <text:p>1501857224.1547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2358148097992" calcext:value-type="float">
            <text:p>0.9923581481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float" office:value="1503417260.58546" calcext:value-type="float">
            <text:p>1503417260.58546</text:p>
          </table:table-cell>
          <table:table-cell office:value-type="float" office:value="1" calcext:value-type="float">
            <text:p>1</text:p>
          </table:table-cell>
          <table:table-cell office:value-type="float" office:value="0.5126091242" calcext:value-type="float">
            <text:p>0.5126091242</text:p>
          </table:table-cell>
        </table:table-row>
        <table:table-row table:style-name="ro1">
          <table:table-cell office:value-type="float" office:value="1503417261.93337" calcext:value-type="float">
            <text:p>1503417261.93337</text:p>
          </table:table-cell>
          <table:table-cell office:value-type="float" office:value="101" calcext:value-type="float">
            <text:p>101</text:p>
          </table:table-cell>
          <table:table-cell office:value-type="float" office:value="0.8950247169" calcext:value-type="float">
            <text:p>0.8950247169</text:p>
          </table:table-cell>
        </table:table-row>
        <table:table-row table:style-name="ro1">
          <table:table-cell office:value-type="float" office:value="1503417263.30944" calcext:value-type="float">
            <text:p>1503417263.30944</text:p>
          </table:table-cell>
          <table:table-cell office:value-type="float" office:value="201" calcext:value-type="float">
            <text:p>201</text:p>
          </table:table-cell>
          <table:table-cell office:value-type="float" office:value="0.8964324594" calcext:value-type="float">
            <text:p>0.8964324594</text:p>
          </table:table-cell>
        </table:table-row>
        <table:table-row table:style-name="ro1">
          <table:table-cell office:value-type="float" office:value="1503417264.66971" calcext:value-type="float">
            <text:p>1503417264.66971</text:p>
          </table:table-cell>
          <table:table-cell office:value-type="float" office:value="301" calcext:value-type="float">
            <text:p>301</text:p>
          </table:table-cell>
          <table:table-cell office:value-type="float" office:value="0.9008566737" calcext:value-type="float">
            <text:p>0.9008566737</text:p>
          </table:table-cell>
        </table:table-row>
        <table:table-row table:style-name="ro1">
          <table:table-cell office:value-type="float" office:value="1503417266.11827" calcext:value-type="float">
            <text:p>1503417266.11827</text:p>
          </table:table-cell>
          <table:table-cell office:value-type="float" office:value="401" calcext:value-type="float">
            <text:p>401</text:p>
          </table:table-cell>
          <table:table-cell office:value-type="float" office:value="0.9054820538" calcext:value-type="float">
            <text:p>0.9054820538</text:p>
          </table:table-cell>
        </table:table-row>
        <table:table-row table:style-name="ro1">
          <table:table-cell office:value-type="float" office:value="1503417267.64749" calcext:value-type="float">
            <text:p>1503417267.64749</text:p>
          </table:table-cell>
          <table:table-cell office:value-type="float" office:value="501" calcext:value-type="float">
            <text:p>501</text:p>
          </table:table-cell>
          <table:table-cell office:value-type="float" office:value="0.9228572845" calcext:value-type="float">
            <text:p>0.9228572845</text:p>
          </table:table-cell>
        </table:table-row>
        <table:table-row table:style-name="ro1">
          <table:table-cell office:value-type="float" office:value="1503417269.25331" calcext:value-type="float">
            <text:p>1503417269.25331</text:p>
          </table:table-cell>
          <table:table-cell office:value-type="float" office:value="601" calcext:value-type="float">
            <text:p>601</text:p>
          </table:table-cell>
          <table:table-cell office:value-type="float" office:value="0.9266781807" calcext:value-type="float">
            <text:p>0.9266781807</text:p>
          </table:table-cell>
        </table:table-row>
        <table:table-row table:style-name="ro1">
          <table:table-cell office:value-type="float" office:value="1503417270.90657" calcext:value-type="float">
            <text:p>1503417270.90657</text:p>
          </table:table-cell>
          <table:table-cell office:value-type="float" office:value="701" calcext:value-type="float">
            <text:p>701</text:p>
          </table:table-cell>
          <table:table-cell office:value-type="float" office:value="0.9461448789" calcext:value-type="float">
            <text:p>0.9461448789</text:p>
          </table:table-cell>
        </table:table-row>
        <table:table-row table:style-name="ro1">
          <table:table-cell office:value-type="float" office:value="1503417272.55081" calcext:value-type="float">
            <text:p>1503417272.55081</text:p>
          </table:table-cell>
          <table:table-cell office:value-type="float" office:value="801" calcext:value-type="float">
            <text:p>801</text:p>
          </table:table-cell>
          <table:table-cell office:value-type="float" office:value="0.9678236842" calcext:value-type="float">
            <text:p>0.9678236842</text:p>
          </table:table-cell>
        </table:table-row>
        <table:table-row table:style-name="ro1">
          <table:table-cell office:value-type="float" office:value="1503417274.18528" calcext:value-type="float">
            <text:p>1503417274.18528</text:p>
          </table:table-cell>
          <table:table-cell office:value-type="float" office:value="901" calcext:value-type="float">
            <text:p>901</text:p>
          </table:table-cell>
          <table:table-cell office:value-type="float" office:value="0.9679845572" calcext:value-type="float">
            <text:p>0.9679845572</text:p>
          </table:table-cell>
        </table:table-row>
        <table:table-row table:style-name="ro1">
          <table:table-cell office:value-type="float" office:value="1503417275.8226" calcext:value-type="float">
            <text:p>1503417275.8226</text:p>
          </table:table-cell>
          <table:table-cell office:value-type="float" office:value="1001" calcext:value-type="float">
            <text:p>1001</text:p>
          </table:table-cell>
          <table:table-cell office:value-type="float" office:value="0.9710010886" calcext:value-type="float">
            <text:p>0.9710010886</text:p>
          </table:table-cell>
        </table:table-row>
        <table:table-row table:style-name="ro1">
          <table:table-cell office:value-type="float" office:value="1503417277.43821" calcext:value-type="float">
            <text:p>1503417277.43821</text:p>
          </table:table-cell>
          <table:table-cell office:value-type="float" office:value="1101" calcext:value-type="float">
            <text:p>1101</text:p>
          </table:table-cell>
          <table:table-cell office:value-type="float" office:value="0.9760286212" calcext:value-type="float">
            <text:p>0.9760286212</text:p>
          </table:table-cell>
        </table:table-row>
        <table:table-row table:style-name="ro1">
          <table:table-cell office:value-type="float" office:value="1503417279.06995" calcext:value-type="float">
            <text:p>1503417279.06995</text:p>
          </table:table-cell>
          <table:table-cell office:value-type="float" office:value="1201" calcext:value-type="float">
            <text:p>1201</text:p>
          </table:table-cell>
          <table:table-cell office:value-type="float" office:value="0.9761090875" calcext:value-type="float">
            <text:p>0.9761090875</text:p>
          </table:table-cell>
        </table:table-row>
        <table:table-row table:style-name="ro1">
          <table:table-cell office:value-type="float" office:value="1503417280.69477" calcext:value-type="float">
            <text:p>1503417280.69477</text:p>
          </table:table-cell>
          <table:table-cell office:value-type="float" office:value="1301" calcext:value-type="float">
            <text:p>1301</text:p>
          </table:table-cell>
          <table:table-cell office:value-type="float" office:value="0.9763101935" calcext:value-type="float">
            <text:p>0.9763101935</text:p>
          </table:table-cell>
        </table:table-row>
        <table:table-row table:style-name="ro1">
          <table:table-cell office:value-type="float" office:value="1503417282.29968" calcext:value-type="float">
            <text:p>1503417282.29968</text:p>
          </table:table-cell>
          <table:table-cell office:value-type="float" office:value="1401" calcext:value-type="float">
            <text:p>1401</text:p>
          </table:table-cell>
          <table:table-cell office:value-type="float" office:value="0.9765112996" calcext:value-type="float">
            <text:p>0.9765112996</text:p>
          </table:table-cell>
        </table:table-row>
        <table:table-row table:style-name="ro1">
          <table:table-cell office:value-type="float" office:value="1503417283.90721" calcext:value-type="float">
            <text:p>1503417283.90721</text:p>
          </table:table-cell>
          <table:table-cell office:value-type="float" office:value="1501" calcext:value-type="float">
            <text:p>1501</text:p>
          </table:table-cell>
          <table:table-cell office:value-type="float" office:value="0.9763906002" calcext:value-type="float">
            <text:p>0.9763906002</text:p>
          </table:table-cell>
        </table:table-row>
        <table:table-row table:style-name="ro1">
          <table:table-cell office:value-type="float" office:value="1503417285.51622" calcext:value-type="float">
            <text:p>1503417285.51622</text:p>
          </table:table-cell>
          <table:table-cell office:value-type="float" office:value="1601" calcext:value-type="float">
            <text:p>1601</text:p>
          </table:table-cell>
          <table:table-cell office:value-type="float" office:value="0.9759883881" calcext:value-type="float">
            <text:p>0.9759883881</text:p>
          </table:table-cell>
        </table:table-row>
        <table:table-row table:style-name="ro1">
          <table:table-cell office:value-type="float" office:value="1503417287.19872" calcext:value-type="float">
            <text:p>1503417287.19872</text:p>
          </table:table-cell>
          <table:table-cell office:value-type="float" office:value="1701" calcext:value-type="float">
            <text:p>1701</text:p>
          </table:table-cell>
          <table:table-cell office:value-type="float" office:value="0.9783211946" calcext:value-type="float">
            <text:p>0.9783211946</text:p>
          </table:table-cell>
        </table:table-row>
        <table:table-row table:style-name="ro1">
          <table:table-cell office:value-type="float" office:value="1503417288.83399" calcext:value-type="float">
            <text:p>1503417288.83399</text:p>
          </table:table-cell>
          <table:table-cell office:value-type="float" office:value="1801" calcext:value-type="float">
            <text:p>1801</text:p>
          </table:table-cell>
          <table:table-cell office:value-type="float" office:value="0.9786831737" calcext:value-type="float">
            <text:p>0.9786831737</text:p>
          </table:table-cell>
        </table:table-row>
        <table:table-row table:style-name="ro1">
          <table:table-cell office:value-type="float" office:value="1503417290.4427" calcext:value-type="float">
            <text:p>1503417290.4427</text:p>
          </table:table-cell>
          <table:table-cell office:value-type="float" office:value="1901" calcext:value-type="float">
            <text:p>1901</text:p>
          </table:table-cell>
          <table:table-cell office:value-type="float" office:value="0.9776374698" calcext:value-type="float">
            <text:p>0.9776374698</text:p>
          </table:table-cell>
        </table:table-row>
        <table:table-row table:style-name="ro1">
          <table:table-cell office:value-type="float" office:value="1503417292.03961" calcext:value-type="float">
            <text:p>1503417292.03961</text:p>
          </table:table-cell>
          <table:table-cell office:value-type="float" office:value="2001" calcext:value-type="float">
            <text:p>2001</text:p>
          </table:table-cell>
          <table:table-cell office:value-type="float" office:value="0.9771950245" calcext:value-type="float">
            <text:p>0.9771950245</text:p>
          </table:table-cell>
        </table:table-row>
        <table:table-row table:style-name="ro1">
          <table:table-cell office:value-type="float" office:value="1503417293.68584" calcext:value-type="float">
            <text:p>1503417293.68584</text:p>
          </table:table-cell>
          <table:table-cell office:value-type="float" office:value="2101" calcext:value-type="float">
            <text:p>2101</text:p>
          </table:table-cell>
          <table:table-cell office:value-type="float" office:value="0.9771950245" calcext:value-type="float">
            <text:p>0.9771950245</text:p>
          </table:table-cell>
        </table:table-row>
        <table:table-row table:style-name="ro1">
          <table:table-cell office:value-type="float" office:value="1503417295.28284" calcext:value-type="float">
            <text:p>1503417295.28284</text:p>
          </table:table-cell>
          <table:table-cell office:value-type="float" office:value="2201" calcext:value-type="float">
            <text:p>2201</text:p>
          </table:table-cell>
          <table:table-cell office:value-type="float" office:value="0.9771145582" calcext:value-type="float">
            <text:p>0.9771145582</text:p>
          </table:table-cell>
        </table:table-row>
        <table:table-row table:style-name="ro1">
          <table:table-cell office:value-type="float" office:value="1503417296.92087" calcext:value-type="float">
            <text:p>1503417296.92087</text:p>
          </table:table-cell>
          <table:table-cell office:value-type="float" office:value="2301" calcext:value-type="float">
            <text:p>2301</text:p>
          </table:table-cell>
          <table:table-cell office:value-type="float" office:value="0.9771547914" calcext:value-type="float">
            <text:p>0.9771547914</text:p>
          </table:table-cell>
        </table:table-row>
        <table:table-row table:style-name="ro1">
          <table:table-cell office:value-type="float" office:value="1503417298.55026" calcext:value-type="float">
            <text:p>1503417298.55026</text:p>
          </table:table-cell>
          <table:table-cell office:value-type="float" office:value="2401" calcext:value-type="float">
            <text:p>2401</text:p>
          </table:table-cell>
          <table:table-cell office:value-type="float" office:value="0.9771547914" calcext:value-type="float">
            <text:p>0.9771547914</text:p>
          </table:table-cell>
        </table:table-row>
        <table:table-row table:style-name="ro1">
          <table:table-cell office:value-type="float" office:value="1503417300.16133" calcext:value-type="float">
            <text:p>1503417300.16133</text:p>
          </table:table-cell>
          <table:table-cell office:value-type="float" office:value="2501" calcext:value-type="float">
            <text:p>2501</text:p>
          </table:table-cell>
          <table:table-cell office:value-type="float" office:value="0.9771547914" calcext:value-type="float">
            <text:p>0.9771547914</text:p>
          </table:table-cell>
        </table:table-row>
        <table:table-row table:style-name="ro1">
          <table:table-cell office:value-type="float" office:value="1503417301.81047" calcext:value-type="float">
            <text:p>1503417301.81047</text:p>
          </table:table-cell>
          <table:table-cell office:value-type="float" office:value="2601" calcext:value-type="float">
            <text:p>2601</text:p>
          </table:table-cell>
          <table:table-cell office:value-type="float" office:value="0.9771547914" calcext:value-type="float">
            <text:p>0.9771547914</text:p>
          </table:table-cell>
        </table:table-row>
        <table:table-row table:style-name="ro1">
          <table:table-cell office:value-type="float" office:value="1503417303.51158" calcext:value-type="float">
            <text:p>1503417303.51158</text:p>
          </table:table-cell>
          <table:table-cell office:value-type="float" office:value="2701" calcext:value-type="float">
            <text:p>2701</text:p>
          </table:table-cell>
          <table:table-cell office:value-type="float" office:value="0.9772754908" calcext:value-type="float">
            <text:p>0.9772754908</text:p>
          </table:table-cell>
        </table:table-row>
        <table:table-row table:style-name="ro1">
          <table:table-cell office:value-type="float" office:value="1503417305.19458" calcext:value-type="float">
            <text:p>1503417305.19458</text:p>
          </table:table-cell>
          <table:table-cell office:value-type="float" office:value="2801" calcext:value-type="float">
            <text:p>2801</text:p>
          </table:table-cell>
          <table:table-cell office:value-type="float" office:value="0.9773156643" calcext:value-type="float">
            <text:p>0.9773156643</text:p>
          </table:table-cell>
        </table:table-row>
        <table:table-row table:style-name="ro1">
          <table:table-cell office:value-type="float" office:value="1503417306.80567" calcext:value-type="float">
            <text:p>1503417306.80567</text:p>
          </table:table-cell>
          <table:table-cell office:value-type="float" office:value="2901" calcext:value-type="float">
            <text:p>2901</text:p>
          </table:table-cell>
          <table:table-cell office:value-type="float" office:value="0.9773558974" calcext:value-type="float">
            <text:p>0.9773558974</text:p>
          </table:table-cell>
        </table:table-row>
        <table:table-row table:style-name="ro1">
          <table:table-cell office:value-type="float" office:value="1503417308.43361" calcext:value-type="float">
            <text:p>1503417308.43361</text:p>
          </table:table-cell>
          <table:table-cell office:value-type="float" office:value="3001" calcext:value-type="float">
            <text:p>3001</text:p>
          </table:table-cell>
          <table:table-cell office:value-type="float" office:value="0.9774765968" calcext:value-type="float">
            <text:p>0.9774765968</text:p>
          </table:table-cell>
        </table:table-row>
        <table:table-row table:style-name="ro1">
          <table:table-cell office:value-type="float" office:value="1503417310.11289" calcext:value-type="float">
            <text:p>1503417310.11289</text:p>
          </table:table-cell>
          <table:table-cell office:value-type="float" office:value="3101" calcext:value-type="float">
            <text:p>3101</text:p>
          </table:table-cell>
          <table:table-cell office:value-type="float" office:value="0.9776374698" calcext:value-type="float">
            <text:p>0.9776374698</text:p>
          </table:table-cell>
        </table:table-row>
        <table:table-row table:style-name="ro1">
          <table:table-cell office:value-type="float" office:value="1503417311.76614" calcext:value-type="float">
            <text:p>1503417311.76614</text:p>
          </table:table-cell>
          <table:table-cell office:value-type="float" office:value="3201" calcext:value-type="float">
            <text:p>3201</text:p>
          </table:table-cell>
          <table:table-cell office:value-type="float" office:value="0.9779592156" calcext:value-type="float">
            <text:p>0.9779592156</text:p>
          </table:table-cell>
        </table:table-row>
        <table:table-row table:style-name="ro1">
          <table:table-cell office:value-type="float" office:value="1503417313.39153" calcext:value-type="float">
            <text:p>1503417313.39153</text:p>
          </table:table-cell>
          <table:table-cell office:value-type="float" office:value="3301" calcext:value-type="float">
            <text:p>3301</text:p>
          </table:table-cell>
          <table:table-cell office:value-type="float" office:value="0.978240788" calcext:value-type="float">
            <text:p>0.978240788</text:p>
          </table:table-cell>
        </table:table-row>
        <table:table-row table:style-name="ro1">
          <table:table-cell office:value-type="float" office:value="1503417314.98399" calcext:value-type="float">
            <text:p>1503417314.98399</text:p>
          </table:table-cell>
          <table:table-cell office:value-type="float" office:value="3401" calcext:value-type="float">
            <text:p>3401</text:p>
          </table:table-cell>
          <table:table-cell office:value-type="float" office:value="0.9784820676" calcext:value-type="float">
            <text:p>0.9784820676</text:p>
          </table:table-cell>
        </table:table-row>
        <table:table-row table:style-name="ro1">
          <table:table-cell office:value-type="float" office:value="1503417316.63004" calcext:value-type="float">
            <text:p>1503417316.63004</text:p>
          </table:table-cell>
          <table:table-cell office:value-type="float" office:value="3501" calcext:value-type="float">
            <text:p>3501</text:p>
          </table:table-cell>
          <table:table-cell office:value-type="float" office:value="0.9788038731" calcext:value-type="float">
            <text:p>0.9788038731</text:p>
          </table:table-cell>
        </table:table-row>
        <table:table-row table:style-name="ro1">
          <table:table-cell office:value-type="float" office:value="1503417318.26065" calcext:value-type="float">
            <text:p>1503417318.26065</text:p>
          </table:table-cell>
          <table:table-cell office:value-type="float" office:value="3601" calcext:value-type="float">
            <text:p>3601</text:p>
          </table:table-cell>
          <table:table-cell office:value-type="float" office:value="0.9792060256" calcext:value-type="float">
            <text:p>0.9792060256</text:p>
          </table:table-cell>
        </table:table-row>
        <table:table-row table:style-name="ro1">
          <table:table-cell office:value-type="float" office:value="1503417319.88152" calcext:value-type="float">
            <text:p>1503417319.88152</text:p>
          </table:table-cell>
          <table:table-cell office:value-type="float" office:value="3701" calcext:value-type="float">
            <text:p>3701</text:p>
          </table:table-cell>
          <table:table-cell office:value-type="float" office:value="0.9794071317" calcext:value-type="float">
            <text:p>0.9794071317</text:p>
          </table:table-cell>
        </table:table-row>
        <table:table-row table:style-name="ro1">
          <table:table-cell office:value-type="float" office:value="1503417321.51041" calcext:value-type="float">
            <text:p>1503417321.51041</text:p>
          </table:table-cell>
          <table:table-cell office:value-type="float" office:value="3801" calcext:value-type="float">
            <text:p>3801</text:p>
          </table:table-cell>
          <table:table-cell office:value-type="float" office:value="0.979688704" calcext:value-type="float">
            <text:p>0.979688704</text:p>
          </table:table-cell>
        </table:table-row>
        <table:table-row table:style-name="ro1">
          <table:table-cell office:value-type="float" office:value="1503417323.12091" calcext:value-type="float">
            <text:p>1503417323.12091</text:p>
          </table:table-cell>
          <table:table-cell office:value-type="float" office:value="3901" calcext:value-type="float">
            <text:p>3901</text:p>
          </table:table-cell>
          <table:table-cell office:value-type="float" office:value="0.9797289371" calcext:value-type="float">
            <text:p>0.9797289371</text:p>
          </table:table-cell>
        </table:table-row>
        <table:table-row table:style-name="ro1">
          <table:table-cell office:value-type="float" office:value="1503417324.80736" calcext:value-type="float">
            <text:p>1503417324.80736</text:p>
          </table:table-cell>
          <table:table-cell office:value-type="float" office:value="4001" calcext:value-type="float">
            <text:p>4001</text:p>
          </table:table-cell>
          <table:table-cell office:value-type="float" office:value="0.9798093438" calcext:value-type="float">
            <text:p>0.9798093438</text:p>
          </table:table-cell>
        </table:table-row>
        <table:table-row table:style-name="ro1">
          <table:table-cell office:value-type="float" office:value="1503417326.39866" calcext:value-type="float">
            <text:p>1503417326.39866</text:p>
          </table:table-cell>
          <table:table-cell office:value-type="float" office:value="4101" calcext:value-type="float">
            <text:p>4101</text:p>
          </table:table-cell>
          <table:table-cell office:value-type="float" office:value="0.9799702168" calcext:value-type="float">
            <text:p>0.9799702168</text:p>
          </table:table-cell>
        </table:table-row>
        <table:table-row table:style-name="ro1">
          <table:table-cell office:value-type="float" office:value="1503417328.05365" calcext:value-type="float">
            <text:p>1503417328.05365</text:p>
          </table:table-cell>
          <table:table-cell office:value-type="float" office:value="4201" calcext:value-type="float">
            <text:p>4201</text:p>
          </table:table-cell>
          <table:table-cell office:value-type="float" office:value="0.9801310897" calcext:value-type="float">
            <text:p>0.9801310897</text:p>
          </table:table-cell>
        </table:table-row>
        <table:table-row table:style-name="ro1">
          <table:table-cell office:value-type="float" office:value="1503417329.70501" calcext:value-type="float">
            <text:p>1503417329.70501</text:p>
          </table:table-cell>
          <table:table-cell office:value-type="float" office:value="4301" calcext:value-type="float">
            <text:p>4301</text:p>
          </table:table-cell>
          <table:table-cell office:value-type="float" office:value="0.9804528952" calcext:value-type="float">
            <text:p>0.9804528952</text:p>
          </table:table-cell>
        </table:table-row>
        <table:table-row table:style-name="ro1">
          <table:table-cell office:value-type="float" office:value="1503417331.37035" calcext:value-type="float">
            <text:p>1503417331.37035</text:p>
          </table:table-cell>
          <table:table-cell office:value-type="float" office:value="4401" calcext:value-type="float">
            <text:p>4401</text:p>
          </table:table-cell>
          <table:table-cell office:value-type="float" office:value="0.9816997051" calcext:value-type="float">
            <text:p>0.9816997051</text:p>
          </table:table-cell>
        </table:table-row>
        <table:table-row table:style-name="ro1">
          <table:table-cell office:value-type="float" office:value="1503417332.96599" calcext:value-type="float">
            <text:p>1503417332.96599</text:p>
          </table:table-cell>
          <table:table-cell office:value-type="float" office:value="4501" calcext:value-type="float">
            <text:p>4501</text:p>
          </table:table-cell>
          <table:table-cell office:value-type="float" office:value="0.9821421504" calcext:value-type="float">
            <text:p>0.9821421504</text:p>
          </table:table-cell>
        </table:table-row>
        <table:table-row table:style-name="ro1">
          <table:table-cell office:value-type="float" office:value="1503417334.63896" calcext:value-type="float">
            <text:p>1503417334.63896</text:p>
          </table:table-cell>
          <table:table-cell office:value-type="float" office:value="4601" calcext:value-type="float">
            <text:p>4601</text:p>
          </table:table-cell>
          <table:table-cell office:value-type="float" office:value="0.9835900664" calcext:value-type="float">
            <text:p>0.9835900664</text:p>
          </table:table-cell>
        </table:table-row>
        <table:table-row table:style-name="ro1">
          <table:table-cell office:value-type="float" office:value="1503417336.30769" calcext:value-type="float">
            <text:p>1503417336.30769</text:p>
          </table:table-cell>
          <table:table-cell office:value-type="float" office:value="4701" calcext:value-type="float">
            <text:p>4701</text:p>
          </table:table-cell>
          <table:table-cell office:value-type="float" office:value="0.985922873" calcext:value-type="float">
            <text:p>0.985922873</text:p>
          </table:table-cell>
        </table:table-row>
        <table:table-row table:style-name="ro1">
          <table:table-cell office:value-type="float" office:value="1503417337.92398" calcext:value-type="float">
            <text:p>1503417337.92398</text:p>
          </table:table-cell>
          <table:table-cell office:value-type="float" office:value="4801" calcext:value-type="float">
            <text:p>4801</text:p>
          </table:table-cell>
          <table:table-cell office:value-type="float" office:value="0.9862043858" calcext:value-type="float">
            <text:p>0.9862043858</text:p>
          </table:table-cell>
        </table:table-row>
        <table:table-row table:style-name="ro1">
          <table:table-cell office:value-type="float" office:value="1503417339.64899" calcext:value-type="float">
            <text:p>1503417339.64899</text:p>
          </table:table-cell>
          <table:table-cell office:value-type="float" office:value="4901" calcext:value-type="float">
            <text:p>4901</text:p>
          </table:table-cell>
          <table:table-cell office:value-type="float" office:value="0.9870892763" calcext:value-type="float">
            <text:p>0.9870892763</text:p>
          </table:table-cell>
        </table:table-row>
        <table:table-row table:style-name="ro1">
          <table:table-cell office:value-type="float" office:value="1503417341.2621" calcext:value-type="float">
            <text:p>1503417341.2621</text:p>
          </table:table-cell>
          <table:table-cell office:value-type="float" office:value="5001" calcext:value-type="float">
            <text:p>5001</text:p>
          </table:table-cell>
          <table:table-cell office:value-type="float" office:value="0.9872501493" calcext:value-type="float">
            <text:p>0.9872501493</text:p>
          </table:table-cell>
        </table:table-row>
        <table:table-row table:style-name="ro1">
          <table:table-cell office:value-type="float" office:value="1503417342.88441" calcext:value-type="float">
            <text:p>1503417342.88441</text:p>
          </table:table-cell>
          <table:table-cell office:value-type="float" office:value="5101" calcext:value-type="float">
            <text:p>5101</text:p>
          </table:table-cell>
          <table:table-cell office:value-type="float" office:value="0.9874512553" calcext:value-type="float">
            <text:p>0.9874512553</text:p>
          </table:table-cell>
        </table:table-row>
        <table:table-row table:style-name="ro1">
          <table:table-cell office:value-type="float" office:value="1503417344.55638" calcext:value-type="float">
            <text:p>1503417344.55638</text:p>
          </table:table-cell>
          <table:table-cell office:value-type="float" office:value="5201" calcext:value-type="float">
            <text:p>5201</text:p>
          </table:table-cell>
          <table:table-cell office:value-type="float" office:value="0.987531662" calcext:value-type="float">
            <text:p>0.987531662</text:p>
          </table:table-cell>
        </table:table-row>
        <table:table-row table:style-name="ro1">
          <table:table-cell office:value-type="float" office:value="1503417346.17935" calcext:value-type="float">
            <text:p>1503417346.17935</text:p>
          </table:table-cell>
          <table:table-cell office:value-type="float" office:value="5301" calcext:value-type="float">
            <text:p>5301</text:p>
          </table:table-cell>
          <table:table-cell office:value-type="float" office:value="0.987893641" calcext:value-type="float">
            <text:p>0.987893641</text:p>
          </table:table-cell>
        </table:table-row>
        <table:table-row table:style-name="ro1">
          <table:table-cell office:value-type="float" office:value="1503417347.86621" calcext:value-type="float">
            <text:p>1503417347.86621</text:p>
          </table:table-cell>
          <table:table-cell office:value-type="float" office:value="5401" calcext:value-type="float">
            <text:p>5401</text:p>
          </table:table-cell>
          <table:table-cell office:value-type="float" office:value="0.9879338741" calcext:value-type="float">
            <text:p>0.9879338741</text:p>
          </table:table-cell>
        </table:table-row>
        <table:table-row table:style-name="ro1">
          <table:table-cell office:value-type="float" office:value="1503417349.48729" calcext:value-type="float">
            <text:p>1503417349.48729</text:p>
          </table:table-cell>
          <table:table-cell office:value-type="float" office:value="5501" calcext:value-type="float">
            <text:p>5501</text:p>
          </table:table-cell>
          <table:table-cell office:value-type="float" office:value="0.9880947471" calcext:value-type="float">
            <text:p>0.9880947471</text:p>
          </table:table-cell>
        </table:table-row>
        <table:table-row table:style-name="ro1">
          <table:table-cell office:value-type="float" office:value="1503417351.07848" calcext:value-type="float">
            <text:p>1503417351.07848</text:p>
          </table:table-cell>
          <table:table-cell office:value-type="float" office:value="5601" calcext:value-type="float">
            <text:p>5601</text:p>
          </table:table-cell>
          <table:table-cell office:value-type="float" office:value="0.9884567261" calcext:value-type="float">
            <text:p>0.9884567261</text:p>
          </table:table-cell>
        </table:table-row>
        <table:table-row table:style-name="ro1">
          <table:table-cell office:value-type="float" office:value="1503417352.67847" calcext:value-type="float">
            <text:p>1503417352.67847</text:p>
          </table:table-cell>
          <table:table-cell office:value-type="float" office:value="5701" calcext:value-type="float">
            <text:p>5701</text:p>
          </table:table-cell>
          <table:table-cell office:value-type="float" office:value="0.9884969592" calcext:value-type="float">
            <text:p>0.9884969592</text:p>
          </table:table-cell>
        </table:table-row>
        <table:table-row table:style-name="ro1">
          <table:table-cell office:value-type="float" office:value="1503417354.3503" calcext:value-type="float">
            <text:p>1503417354.3503</text:p>
          </table:table-cell>
          <table:table-cell office:value-type="float" office:value="5801" calcext:value-type="float">
            <text:p>5801</text:p>
          </table:table-cell>
          <table:table-cell office:value-type="float" office:value="0.9891405106" calcext:value-type="float">
            <text:p>0.9891405106</text:p>
          </table:table-cell>
        </table:table-row>
        <table:table-row table:style-name="ro1">
          <table:table-cell office:value-type="float" office:value="1503417355.95529" calcext:value-type="float">
            <text:p>1503417355.95529</text:p>
          </table:table-cell>
          <table:table-cell office:value-type="float" office:value="5901" calcext:value-type="float">
            <text:p>5901</text:p>
          </table:table-cell>
          <table:table-cell office:value-type="float" office:value="0.9891405106" calcext:value-type="float">
            <text:p>0.9891405106</text:p>
          </table:table-cell>
        </table:table-row>
        <table:table-row table:style-name="ro1">
          <table:table-cell office:value-type="float" office:value="1503417357.5857" calcext:value-type="float">
            <text:p>1503417357.5857</text:p>
          </table:table-cell>
          <table:table-cell office:value-type="float" office:value="6001" calcext:value-type="float">
            <text:p>6001</text:p>
          </table:table-cell>
          <table:table-cell office:value-type="float" office:value="0.9891405106" calcext:value-type="float">
            <text:p>0.9891405106</text:p>
          </table:table-cell>
        </table:table-row>
        <table:table-row table:style-name="ro1">
          <table:table-cell office:value-type="float" office:value="1503417359.23113" calcext:value-type="float">
            <text:p>1503417359.23113</text:p>
          </table:table-cell>
          <table:table-cell office:value-type="float" office:value="6101" calcext:value-type="float">
            <text:p>6101</text:p>
          </table:table-cell>
          <table:table-cell office:value-type="float" office:value="0.9892611504" calcext:value-type="float">
            <text:p>0.9892611504</text:p>
          </table:table-cell>
        </table:table-row>
        <table:table-row table:style-name="ro1">
          <table:table-cell office:value-type="float" office:value="1503417360.8578" calcext:value-type="float">
            <text:p>1503417360.8578</text:p>
          </table:table-cell>
          <table:table-cell office:value-type="float" office:value="6201" calcext:value-type="float">
            <text:p>6201</text:p>
          </table:table-cell>
          <table:table-cell office:value-type="float" office:value="0.9893416166" calcext:value-type="float">
            <text:p>0.9893416166</text:p>
          </table:table-cell>
        </table:table-row>
        <table:table-row table:style-name="ro1">
          <table:table-cell office:value-type="float" office:value="1503417362.59455" calcext:value-type="float">
            <text:p>1503417362.59455</text:p>
          </table:table-cell>
          <table:table-cell office:value-type="float" office:value="6301" calcext:value-type="float">
            <text:p>6301</text:p>
          </table:table-cell>
          <table:table-cell office:value-type="float" office:value="0.9899047017" calcext:value-type="float">
            <text:p>0.9899047017</text:p>
          </table:table-cell>
        </table:table-row>
        <table:table-row table:style-name="ro1">
          <table:table-cell office:value-type="float" office:value="1503417364.22043" calcext:value-type="float">
            <text:p>1503417364.22043</text:p>
          </table:table-cell>
          <table:table-cell office:value-type="float" office:value="6401" calcext:value-type="float">
            <text:p>6401</text:p>
          </table:table-cell>
          <table:table-cell office:value-type="float" office:value="0.9900655746" calcext:value-type="float">
            <text:p>0.9900655746</text:p>
          </table:table-cell>
        </table:table-row>
        <table:table-row table:style-name="ro1">
          <table:table-cell office:value-type="float" office:value="1503417365.87916" calcext:value-type="float">
            <text:p>1503417365.87916</text:p>
          </table:table-cell>
          <table:table-cell office:value-type="float" office:value="6501" calcext:value-type="float">
            <text:p>6501</text:p>
          </table:table-cell>
          <table:table-cell office:value-type="float" office:value="0.9901862144" calcext:value-type="float">
            <text:p>0.9901862144</text:p>
          </table:table-cell>
        </table:table-row>
        <table:table-row table:style-name="ro1">
          <table:table-cell office:value-type="float" office:value="1503417367.47764" calcext:value-type="float">
            <text:p>1503417367.47764</text:p>
          </table:table-cell>
          <table:table-cell office:value-type="float" office:value="6601" calcext:value-type="float">
            <text:p>6601</text:p>
          </table:table-cell>
          <table:table-cell office:value-type="float" office:value="0.9902264476" calcext:value-type="float">
            <text:p>0.9902264476</text:p>
          </table:table-cell>
        </table:table-row>
        <table:table-row table:style-name="ro1">
          <table:table-cell office:value-type="float" office:value="1503417369.12778" calcext:value-type="float">
            <text:p>1503417369.12778</text:p>
          </table:table-cell>
          <table:table-cell office:value-type="float" office:value="6701" calcext:value-type="float">
            <text:p>6701</text:p>
          </table:table-cell>
          <table:table-cell office:value-type="float" office:value="0.9905079603" calcext:value-type="float">
            <text:p>0.9905079603</text:p>
          </table:table-cell>
        </table:table-row>
        <table:table-row table:style-name="ro1">
          <table:table-cell office:value-type="float" office:value="1503417370.77077" calcext:value-type="float">
            <text:p>1503417370.77077</text:p>
          </table:table-cell>
          <table:table-cell office:value-type="float" office:value="6801" calcext:value-type="float">
            <text:p>6801</text:p>
          </table:table-cell>
          <table:table-cell office:value-type="float" office:value="0.9905481935" calcext:value-type="float">
            <text:p>0.9905481935</text:p>
          </table:table-cell>
        </table:table-row>
        <table:table-row table:style-name="ro1">
          <table:table-cell office:value-type="float" office:value="1503417372.42689" calcext:value-type="float">
            <text:p>1503417372.42689</text:p>
          </table:table-cell>
          <table:table-cell office:value-type="float" office:value="6901" calcext:value-type="float">
            <text:p>6901</text:p>
          </table:table-cell>
          <table:table-cell office:value-type="float" office:value="0.9905884266" calcext:value-type="float">
            <text:p>0.9905884266</text:p>
          </table:table-cell>
        </table:table-row>
        <table:table-row table:style-name="ro1">
          <table:table-cell office:value-type="float" office:value="1503417374.03394" calcext:value-type="float">
            <text:p>1503417374.03394</text:p>
          </table:table-cell>
          <table:table-cell office:value-type="float" office:value="7001" calcext:value-type="float">
            <text:p>7001</text:p>
          </table:table-cell>
          <table:table-cell office:value-type="float" office:value="0.9906688929" calcext:value-type="float">
            <text:p>0.9906688929</text:p>
          </table:table-cell>
        </table:table-row>
        <table:table-row table:style-name="ro1">
          <table:table-cell office:value-type="float" office:value="1503417375.67345" calcext:value-type="float">
            <text:p>1503417375.67345</text:p>
          </table:table-cell>
          <table:table-cell office:value-type="float" office:value="7101" calcext:value-type="float">
            <text:p>7101</text:p>
          </table:table-cell>
          <table:table-cell office:value-type="float" office:value="0.9907090664" calcext:value-type="float">
            <text:p>0.9907090664</text:p>
          </table:table-cell>
        </table:table-row>
        <table:table-row table:style-name="ro1">
          <table:table-cell office:value-type="float" office:value="1503417377.3296" calcext:value-type="float">
            <text:p>1503417377.3296</text:p>
          </table:table-cell>
          <table:table-cell office:value-type="float" office:value="7201" calcext:value-type="float">
            <text:p>7201</text:p>
          </table:table-cell>
          <table:table-cell office:value-type="float" office:value="0.9908699393" calcext:value-type="float">
            <text:p>0.9908699393</text:p>
          </table:table-cell>
        </table:table-row>
        <table:table-row table:style-name="ro1">
          <table:table-cell office:value-type="float" office:value="1503417378.95145" calcext:value-type="float">
            <text:p>1503417378.95145</text:p>
          </table:table-cell>
          <table:table-cell office:value-type="float" office:value="7301" calcext:value-type="float">
            <text:p>7301</text:p>
          </table:table-cell>
          <table:table-cell office:value-type="float" office:value="0.9909101725" calcext:value-type="float">
            <text:p>0.9909101725</text:p>
          </table:table-cell>
        </table:table-row>
        <table:table-row table:style-name="ro1">
          <table:table-cell office:value-type="float" office:value="1503417380.60102" calcext:value-type="float">
            <text:p>1503417380.60102</text:p>
          </table:table-cell>
          <table:table-cell office:value-type="float" office:value="7401" calcext:value-type="float">
            <text:p>7401</text:p>
          </table:table-cell>
          <table:table-cell office:value-type="float" office:value="0.9909906387" calcext:value-type="float">
            <text:p>0.9909906387</text:p>
          </table:table-cell>
        </table:table-row>
        <table:table-row table:style-name="ro1">
          <table:table-cell office:value-type="float" office:value="1503417382.23198" calcext:value-type="float">
            <text:p>1503417382.23198</text:p>
          </table:table-cell>
          <table:table-cell office:value-type="float" office:value="7501" calcext:value-type="float">
            <text:p>7501</text:p>
          </table:table-cell>
          <table:table-cell office:value-type="float" office:value="0.9909906387" calcext:value-type="float">
            <text:p>0.9909906387</text:p>
          </table:table-cell>
        </table:table-row>
        <table:table-row table:style-name="ro1">
          <table:table-cell office:value-type="float" office:value="1503417383.88425" calcext:value-type="float">
            <text:p>1503417383.88425</text:p>
          </table:table-cell>
          <table:table-cell office:value-type="float" office:value="7601" calcext:value-type="float">
            <text:p>7601</text:p>
          </table:table-cell>
          <table:table-cell office:value-type="float" office:value="0.9912319779" calcext:value-type="float">
            <text:p>0.9912319779</text:p>
          </table:table-cell>
        </table:table-row>
        <table:table-row table:style-name="ro1">
          <table:table-cell office:value-type="float" office:value="1503417385.47738" calcext:value-type="float">
            <text:p>1503417385.47738</text:p>
          </table:table-cell>
          <table:table-cell office:value-type="float" office:value="7701" calcext:value-type="float">
            <text:p>7701</text:p>
          </table:table-cell>
          <table:table-cell office:value-type="float" office:value="0.9912721515" calcext:value-type="float">
            <text:p>0.9912721515</text:p>
          </table:table-cell>
        </table:table-row>
        <table:table-row table:style-name="ro1">
          <table:table-cell office:value-type="float" office:value="1503417387.08132" calcext:value-type="float">
            <text:p>1503417387.08132</text:p>
          </table:table-cell>
          <table:table-cell office:value-type="float" office:value="7801" calcext:value-type="float">
            <text:p>7801</text:p>
          </table:table-cell>
          <table:table-cell office:value-type="float" office:value="0.9919157028" calcext:value-type="float">
            <text:p>0.9919157028</text:p>
          </table:table-cell>
        </table:table-row>
        <table:table-row table:style-name="ro1">
          <table:table-cell office:value-type="float" office:value="1503417388.71921" calcext:value-type="float">
            <text:p>1503417388.71921</text:p>
          </table:table-cell>
          <table:table-cell office:value-type="float" office:value="7901" calcext:value-type="float">
            <text:p>7901</text:p>
          </table:table-cell>
          <table:table-cell office:value-type="float" office:value="0.991955936" calcext:value-type="float">
            <text:p>0.991955936</text:p>
          </table:table-cell>
        </table:table-row>
        <table:table-row table:style-name="ro1">
          <table:table-cell office:value-type="float" office:value="1503417390.34192" calcext:value-type="float">
            <text:p>1503417390.34192</text:p>
          </table:table-cell>
          <table:table-cell office:value-type="float" office:value="8001" calcext:value-type="float">
            <text:p>8001</text:p>
          </table:table-cell>
          <table:table-cell office:value-type="float" office:value="0.991955936" calcext:value-type="float">
            <text:p>0.991955936</text:p>
          </table:table-cell>
        </table:table-row>
        <table:table-row table:style-name="ro1">
          <table:table-cell office:value-type="float" office:value="1503417392.0132" calcext:value-type="float">
            <text:p>1503417392.0132</text:p>
          </table:table-cell>
          <table:table-cell office:value-type="float" office:value="8101" calcext:value-type="float">
            <text:p>8101</text:p>
          </table:table-cell>
          <table:table-cell office:value-type="float" office:value="0.9920363426" calcext:value-type="float">
            <text:p>0.9920363426</text:p>
          </table:table-cell>
        </table:table-row>
        <table:table-row table:style-name="ro1">
          <table:table-cell office:value-type="float" office:value="1503417393.7013" calcext:value-type="float">
            <text:p>1503417393.7013</text:p>
          </table:table-cell>
          <table:table-cell office:value-type="float" office:value="8201" calcext:value-type="float">
            <text:p>8201</text:p>
          </table:table-cell>
          <table:table-cell office:value-type="float" office:value="0.992157042" calcext:value-type="float">
            <text:p>0.992157042</text:p>
          </table:table-cell>
        </table:table-row>
        <table:table-row table:style-name="ro1">
          <table:table-cell office:value-type="float" office:value="1503417395.3216" calcext:value-type="float">
            <text:p>1503417395.3216</text:p>
          </table:table-cell>
          <table:table-cell office:value-type="float" office:value="8301" calcext:value-type="float">
            <text:p>8301</text:p>
          </table:table-cell>
          <table:table-cell office:value-type="float" office:value="0.9921972156" calcext:value-type="float">
            <text:p>0.9921972156</text:p>
          </table:table-cell>
        </table:table-row>
        <table:table-row table:style-name="ro1">
          <table:table-cell office:value-type="float" office:value="1503417396.94368" calcext:value-type="float">
            <text:p>1503417396.94368</text:p>
          </table:table-cell>
          <table:table-cell office:value-type="float" office:value="8401" calcext:value-type="float">
            <text:p>8401</text:p>
          </table:table-cell>
          <table:table-cell office:value-type="float" office:value="0.9922374487" calcext:value-type="float">
            <text:p>0.9922374487</text:p>
          </table:table-cell>
        </table:table-row>
        <table:table-row table:style-name="ro1">
          <table:table-cell office:value-type="float" office:value="1503417398.61974" calcext:value-type="float">
            <text:p>1503417398.61974</text:p>
          </table:table-cell>
          <table:table-cell office:value-type="float" office:value="8501" calcext:value-type="float">
            <text:p>8501</text:p>
          </table:table-cell>
          <table:table-cell office:value-type="float" office:value="0.9922776818" calcext:value-type="float">
            <text:p>0.9922776818</text:p>
          </table:table-cell>
        </table:table-row>
        <table:table-row table:style-name="ro1">
          <table:table-cell office:value-type="float" office:value="1503417400.27058" calcext:value-type="float">
            <text:p>1503417400.27058</text:p>
          </table:table-cell>
          <table:table-cell office:value-type="float" office:value="8601" calcext:value-type="float">
            <text:p>8601</text:p>
          </table:table-cell>
          <table:table-cell office:value-type="float" office:value="0.9922776818" calcext:value-type="float">
            <text:p>0.9922776818</text:p>
          </table:table-cell>
        </table:table-row>
        <table:table-row table:style-name="ro1">
          <table:table-cell office:value-type="float" office:value="1503417401.88671" calcext:value-type="float">
            <text:p>1503417401.88671</text:p>
          </table:table-cell>
          <table:table-cell office:value-type="float" office:value="8701" calcext:value-type="float">
            <text:p>8701</text:p>
          </table:table-cell>
          <table:table-cell office:value-type="float" office:value="0.9922776818" calcext:value-type="float">
            <text:p>0.9922776818</text:p>
          </table:table-cell>
        </table:table-row>
        <table:table-row table:style-name="ro1">
          <table:table-cell office:value-type="float" office:value="1503417403.47856" calcext:value-type="float">
            <text:p>1503417403.47856</text:p>
          </table:table-cell>
          <table:table-cell office:value-type="float" office:value="8801" calcext:value-type="float">
            <text:p>8801</text:p>
          </table:table-cell>
          <table:table-cell office:value-type="float" office:value="0.9922776818" calcext:value-type="float">
            <text:p>0.9922776818</text:p>
          </table:table-cell>
        </table:table-row>
        <table:table-row table:style-name="ro1">
          <table:table-cell office:value-type="float" office:value="1503417405.04696" calcext:value-type="float">
            <text:p>1503417405.04696</text:p>
          </table:table-cell>
          <table:table-cell office:value-type="float" office:value="8901" calcext:value-type="float">
            <text:p>8901</text:p>
          </table:table-cell>
          <table:table-cell office:value-type="float" office:value="0.9922776818" calcext:value-type="float">
            <text:p>0.9922776818</text:p>
          </table:table-cell>
        </table:table-row>
        <table:table-row table:style-name="ro1">
          <table:table-cell office:value-type="float" office:value="1503417406.76295" calcext:value-type="float">
            <text:p>1503417406.76295</text:p>
          </table:table-cell>
          <table:table-cell office:value-type="float" office:value="9001" calcext:value-type="float">
            <text:p>9001</text:p>
          </table:table-cell>
          <table:table-cell office:value-type="float" office:value="0.9922776818" calcext:value-type="float">
            <text:p>0.9922776818</text:p>
          </table:table-cell>
        </table:table-row>
        <table:table-row table:style-name="ro1">
          <table:table-cell office:value-type="float" office:value="1503417408.36191" calcext:value-type="float">
            <text:p>1503417408.36191</text:p>
          </table:table-cell>
          <table:table-cell office:value-type="float" office:value="9101" calcext:value-type="float">
            <text:p>9101</text:p>
          </table:table-cell>
          <table:table-cell office:value-type="float" office:value="0.9922776818" calcext:value-type="float">
            <text:p>0.9922776818</text:p>
          </table:table-cell>
        </table:table-row>
        <table:table-row table:style-name="ro1">
          <table:table-cell office:value-type="float" office:value="1503417410.00507" calcext:value-type="float">
            <text:p>1503417410.00507</text:p>
          </table:table-cell>
          <table:table-cell office:value-type="float" office:value="9201" calcext:value-type="float">
            <text:p>9201</text:p>
          </table:table-cell>
          <table:table-cell office:value-type="float" office:value="0.9922776818" calcext:value-type="float">
            <text:p>0.9922776818</text:p>
          </table:table-cell>
        </table:table-row>
        <table:table-row table:style-name="ro1">
          <table:table-cell office:value-type="float" office:value="1503417411.61826" calcext:value-type="float">
            <text:p>1503417411.61826</text:p>
          </table:table-cell>
          <table:table-cell office:value-type="float" office:value="9301" calcext:value-type="float">
            <text:p>9301</text:p>
          </table:table-cell>
          <table:table-cell office:value-type="float" office:value="0.9922776818" calcext:value-type="float">
            <text:p>0.9922776818</text:p>
          </table:table-cell>
        </table:table-row>
        <table:table-row table:style-name="ro1">
          <table:table-cell office:value-type="float" office:value="1503417413.19631" calcext:value-type="float">
            <text:p>1503417413.19631</text:p>
          </table:table-cell>
          <table:table-cell office:value-type="float" office:value="9401" calcext:value-type="float">
            <text:p>9401</text:p>
          </table:table-cell>
          <table:table-cell office:value-type="float" office:value="0.992317915" calcext:value-type="float">
            <text:p>0.992317915</text:p>
          </table:table-cell>
        </table:table-row>
        <table:table-row table:style-name="ro1">
          <table:table-cell office:value-type="float" office:value="1503417414.85447" calcext:value-type="float">
            <text:p>1503417414.85447</text:p>
          </table:table-cell>
          <table:table-cell office:value-type="float" office:value="9501" calcext:value-type="float">
            <text:p>9501</text:p>
          </table:table-cell>
          <table:table-cell office:value-type="float" office:value="0.992317915" calcext:value-type="float">
            <text:p>0.992317915</text:p>
          </table:table-cell>
        </table:table-row>
        <table:table-row table:style-name="ro1">
          <table:table-cell office:value-type="float" office:value="1503417416.33507" calcext:value-type="float">
            <text:p>1503417416.33507</text:p>
          </table:table-cell>
          <table:table-cell office:value-type="float" office:value="9601" calcext:value-type="float">
            <text:p>9601</text:p>
          </table:table-cell>
          <table:table-cell office:value-type="float" office:value="0.9923581481" calcext:value-type="float">
            <text:p>0.9923581481</text:p>
          </table:table-cell>
        </table:table-row>
        <table:table-row table:style-name="ro1">
          <table:table-cell office:value-type="float" office:value="1503417417.94768" calcext:value-type="float">
            <text:p>1503417417.94768</text:p>
          </table:table-cell>
          <table:table-cell office:value-type="float" office:value="9701" calcext:value-type="float">
            <text:p>9701</text:p>
          </table:table-cell>
          <table:table-cell office:value-type="float" office:value="0.9924385548" calcext:value-type="float">
            <text:p>0.9924385548</text:p>
          </table:table-cell>
        </table:table-row>
        <table:table-row table:style-name="ro1">
          <table:table-cell office:value-type="float" office:value="1503417419.57424" calcext:value-type="float">
            <text:p>1503417419.57424</text:p>
          </table:table-cell>
          <table:table-cell office:value-type="float" office:value="9801" calcext:value-type="float">
            <text:p>98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21.23896" calcext:value-type="float">
            <text:p>1503417421.23896</text:p>
          </table:table-cell>
          <table:table-cell office:value-type="float" office:value="9901" calcext:value-type="float">
            <text:p>99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22.84743" calcext:value-type="float">
            <text:p>1503417422.84743</text:p>
          </table:table-cell>
          <table:table-cell office:value-type="float" office:value="10001" calcext:value-type="float">
            <text:p>100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24.4785" calcext:value-type="float">
            <text:p>1503417424.4785</text:p>
          </table:table-cell>
          <table:table-cell office:value-type="float" office:value="10101" calcext:value-type="float">
            <text:p>101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26.07977" calcext:value-type="float">
            <text:p>1503417426.07977</text:p>
          </table:table-cell>
          <table:table-cell office:value-type="float" office:value="10201" calcext:value-type="float">
            <text:p>102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27.67763" calcext:value-type="float">
            <text:p>1503417427.67763</text:p>
          </table:table-cell>
          <table:table-cell office:value-type="float" office:value="10301" calcext:value-type="float">
            <text:p>103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29.35083" calcext:value-type="float">
            <text:p>1503417429.35083</text:p>
          </table:table-cell>
          <table:table-cell office:value-type="float" office:value="10401" calcext:value-type="float">
            <text:p>104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30.93443" calcext:value-type="float">
            <text:p>1503417430.93443</text:p>
          </table:table-cell>
          <table:table-cell office:value-type="float" office:value="10501" calcext:value-type="float">
            <text:p>105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32.54677" calcext:value-type="float">
            <text:p>1503417432.54677</text:p>
          </table:table-cell>
          <table:table-cell office:value-type="float" office:value="10601" calcext:value-type="float">
            <text:p>106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34.10611" calcext:value-type="float">
            <text:p>1503417434.10611</text:p>
          </table:table-cell>
          <table:table-cell office:value-type="float" office:value="10701" calcext:value-type="float">
            <text:p>107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35.71259" calcext:value-type="float">
            <text:p>1503417435.71259</text:p>
          </table:table-cell>
          <table:table-cell office:value-type="float" office:value="10801" calcext:value-type="float">
            <text:p>108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37.26011" calcext:value-type="float">
            <text:p>1503417437.26011</text:p>
          </table:table-cell>
          <table:table-cell office:value-type="float" office:value="10901" calcext:value-type="float">
            <text:p>109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38.83508" calcext:value-type="float">
            <text:p>1503417438.83508</text:p>
          </table:table-cell>
          <table:table-cell office:value-type="float" office:value="11001" calcext:value-type="float">
            <text:p>110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40.39384" calcext:value-type="float">
            <text:p>1503417440.39384</text:p>
          </table:table-cell>
          <table:table-cell office:value-type="float" office:value="11101" calcext:value-type="float">
            <text:p>111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41.96287" calcext:value-type="float">
            <text:p>1503417441.96287</text:p>
          </table:table-cell>
          <table:table-cell office:value-type="float" office:value="11201" calcext:value-type="float">
            <text:p>112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43.57748" calcext:value-type="float">
            <text:p>1503417443.57748</text:p>
          </table:table-cell>
          <table:table-cell office:value-type="float" office:value="11301" calcext:value-type="float">
            <text:p>113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45.14572" calcext:value-type="float">
            <text:p>1503417445.14572</text:p>
          </table:table-cell>
          <table:table-cell office:value-type="float" office:value="11401" calcext:value-type="float">
            <text:p>114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46.80891" calcext:value-type="float">
            <text:p>1503417446.80891</text:p>
          </table:table-cell>
          <table:table-cell office:value-type="float" office:value="11501" calcext:value-type="float">
            <text:p>115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48.36452" calcext:value-type="float">
            <text:p>1503417448.36452</text:p>
          </table:table-cell>
          <table:table-cell office:value-type="float" office:value="11601" calcext:value-type="float">
            <text:p>116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49.98369" calcext:value-type="float">
            <text:p>1503417449.98369</text:p>
          </table:table-cell>
          <table:table-cell office:value-type="float" office:value="11701" calcext:value-type="float">
            <text:p>117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51.54947" calcext:value-type="float">
            <text:p>1503417451.54947</text:p>
          </table:table-cell>
          <table:table-cell office:value-type="float" office:value="11801" calcext:value-type="float">
            <text:p>118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53.12783" calcext:value-type="float">
            <text:p>1503417453.12783</text:p>
          </table:table-cell>
          <table:table-cell office:value-type="float" office:value="11901" calcext:value-type="float">
            <text:p>119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54.70111" calcext:value-type="float">
            <text:p>1503417454.70111</text:p>
          </table:table-cell>
          <table:table-cell office:value-type="float" office:value="12001" calcext:value-type="float">
            <text:p>120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56.32451" calcext:value-type="float">
            <text:p>1503417456.32451</text:p>
          </table:table-cell>
          <table:table-cell office:value-type="float" office:value="12101" calcext:value-type="float">
            <text:p>121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57.94349" calcext:value-type="float">
            <text:p>1503417457.94349</text:p>
          </table:table-cell>
          <table:table-cell office:value-type="float" office:value="12201" calcext:value-type="float">
            <text:p>122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59.50926" calcext:value-type="float">
            <text:p>1503417459.50926</text:p>
          </table:table-cell>
          <table:table-cell office:value-type="float" office:value="12301" calcext:value-type="float">
            <text:p>123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61.0993" calcext:value-type="float">
            <text:p>1503417461.0993</text:p>
          </table:table-cell>
          <table:table-cell office:value-type="float" office:value="12401" calcext:value-type="float">
            <text:p>124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62.67435" calcext:value-type="float">
            <text:p>1503417462.67435</text:p>
          </table:table-cell>
          <table:table-cell office:value-type="float" office:value="12501" calcext:value-type="float">
            <text:p>125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64.25009" calcext:value-type="float">
            <text:p>1503417464.25009</text:p>
          </table:table-cell>
          <table:table-cell office:value-type="float" office:value="12601" calcext:value-type="float">
            <text:p>126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65.92143" calcext:value-type="float">
            <text:p>1503417465.92143</text:p>
          </table:table-cell>
          <table:table-cell office:value-type="float" office:value="12701" calcext:value-type="float">
            <text:p>127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67.48633" calcext:value-type="float">
            <text:p>1503417467.48633</text:p>
          </table:table-cell>
          <table:table-cell office:value-type="float" office:value="12801" calcext:value-type="float">
            <text:p>128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69.06373" calcext:value-type="float">
            <text:p>1503417469.06373</text:p>
          </table:table-cell>
          <table:table-cell office:value-type="float" office:value="12901" calcext:value-type="float">
            <text:p>129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70.65747" calcext:value-type="float">
            <text:p>1503417470.65747</text:p>
          </table:table-cell>
          <table:table-cell office:value-type="float" office:value="13001" calcext:value-type="float">
            <text:p>130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72.27942" calcext:value-type="float">
            <text:p>1503417472.27942</text:p>
          </table:table-cell>
          <table:table-cell office:value-type="float" office:value="13101" calcext:value-type="float">
            <text:p>131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73.8493" calcext:value-type="float">
            <text:p>1503417473.8493</text:p>
          </table:table-cell>
          <table:table-cell office:value-type="float" office:value="13201" calcext:value-type="float">
            <text:p>132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75.43447" calcext:value-type="float">
            <text:p>1503417475.43447</text:p>
          </table:table-cell>
          <table:table-cell office:value-type="float" office:value="13301" calcext:value-type="float">
            <text:p>133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77.04461" calcext:value-type="float">
            <text:p>1503417477.04461</text:p>
          </table:table-cell>
          <table:table-cell office:value-type="float" office:value="13401" calcext:value-type="float">
            <text:p>134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78.62281" calcext:value-type="float">
            <text:p>1503417478.62281</text:p>
          </table:table-cell>
          <table:table-cell office:value-type="float" office:value="13501" calcext:value-type="float">
            <text:p>135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80.33725" calcext:value-type="float">
            <text:p>1503417480.33725</text:p>
          </table:table-cell>
          <table:table-cell office:value-type="float" office:value="13601" calcext:value-type="float">
            <text:p>136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81.95882" calcext:value-type="float">
            <text:p>1503417481.95882</text:p>
          </table:table-cell>
          <table:table-cell office:value-type="float" office:value="13701" calcext:value-type="float">
            <text:p>137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483.54104" calcext:value-type="float">
            <text:p>1503417483.54104</text:p>
          </table:table-cell>
          <table:table-cell office:value-type="float" office:value="13801" calcext:value-type="float">
            <text:p>138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85.16938" calcext:value-type="float">
            <text:p>1503417485.16938</text:p>
          </table:table-cell>
          <table:table-cell office:value-type="float" office:value="13901" calcext:value-type="float">
            <text:p>139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87.17836" calcext:value-type="float">
            <text:p>1503417487.17836</text:p>
          </table:table-cell>
          <table:table-cell office:value-type="float" office:value="14001" calcext:value-type="float">
            <text:p>140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88.50023" calcext:value-type="float">
            <text:p>1503417488.50023</text:p>
          </table:table-cell>
          <table:table-cell office:value-type="float" office:value="14101" calcext:value-type="float">
            <text:p>141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89.81546" calcext:value-type="float">
            <text:p>1503417489.81546</text:p>
          </table:table-cell>
          <table:table-cell office:value-type="float" office:value="14201" calcext:value-type="float">
            <text:p>142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91.16223" calcext:value-type="float">
            <text:p>1503417491.16223</text:p>
          </table:table-cell>
          <table:table-cell office:value-type="float" office:value="14301" calcext:value-type="float">
            <text:p>143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92.57061" calcext:value-type="float">
            <text:p>1503417492.57061</text:p>
          </table:table-cell>
          <table:table-cell office:value-type="float" office:value="14401" calcext:value-type="float">
            <text:p>144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94.13247" calcext:value-type="float">
            <text:p>1503417494.13247</text:p>
          </table:table-cell>
          <table:table-cell office:value-type="float" office:value="14501" calcext:value-type="float">
            <text:p>145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95.74438" calcext:value-type="float">
            <text:p>1503417495.74438</text:p>
          </table:table-cell>
          <table:table-cell office:value-type="float" office:value="14601" calcext:value-type="float">
            <text:p>146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97.46493" calcext:value-type="float">
            <text:p>1503417497.46493</text:p>
          </table:table-cell>
          <table:table-cell office:value-type="float" office:value="14701" calcext:value-type="float">
            <text:p>147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499.20439" calcext:value-type="float">
            <text:p>1503417499.20439</text:p>
          </table:table-cell>
          <table:table-cell office:value-type="float" office:value="14801" calcext:value-type="float">
            <text:p>148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00.97118" calcext:value-type="float">
            <text:p>1503417500.97118</text:p>
          </table:table-cell>
          <table:table-cell office:value-type="float" office:value="14901" calcext:value-type="float">
            <text:p>149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02.74515" calcext:value-type="float">
            <text:p>1503417502.74515</text:p>
          </table:table-cell>
          <table:table-cell office:value-type="float" office:value="15001" calcext:value-type="float">
            <text:p>150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04.51609" calcext:value-type="float">
            <text:p>1503417504.51609</text:p>
          </table:table-cell>
          <table:table-cell office:value-type="float" office:value="15101" calcext:value-type="float">
            <text:p>151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06.29163" calcext:value-type="float">
            <text:p>1503417506.29163</text:p>
          </table:table-cell>
          <table:table-cell office:value-type="float" office:value="15201" calcext:value-type="float">
            <text:p>152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08.06199" calcext:value-type="float">
            <text:p>1503417508.06199</text:p>
          </table:table-cell>
          <table:table-cell office:value-type="float" office:value="15301" calcext:value-type="float">
            <text:p>153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09.83042" calcext:value-type="float">
            <text:p>1503417509.83042</text:p>
          </table:table-cell>
          <table:table-cell office:value-type="float" office:value="15401" calcext:value-type="float">
            <text:p>154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11.58349" calcext:value-type="float">
            <text:p>1503417511.58349</text:p>
          </table:table-cell>
          <table:table-cell office:value-type="float" office:value="15501" calcext:value-type="float">
            <text:p>155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13.39059" calcext:value-type="float">
            <text:p>1503417513.39059</text:p>
          </table:table-cell>
          <table:table-cell office:value-type="float" office:value="15601" calcext:value-type="float">
            <text:p>156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15.14375" calcext:value-type="float">
            <text:p>1503417515.14375</text:p>
          </table:table-cell>
          <table:table-cell office:value-type="float" office:value="15701" calcext:value-type="float">
            <text:p>157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16.84979" calcext:value-type="float">
            <text:p>1503417516.84979</text:p>
          </table:table-cell>
          <table:table-cell office:value-type="float" office:value="15801" calcext:value-type="float">
            <text:p>158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18.72603" calcext:value-type="float">
            <text:p>1503417518.72603</text:p>
          </table:table-cell>
          <table:table-cell office:value-type="float" office:value="15901" calcext:value-type="float">
            <text:p>159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20.51548" calcext:value-type="float">
            <text:p>1503417520.51548</text:p>
          </table:table-cell>
          <table:table-cell office:value-type="float" office:value="16001" calcext:value-type="float">
            <text:p>160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22.26869" calcext:value-type="float">
            <text:p>1503417522.26869</text:p>
          </table:table-cell>
          <table:table-cell office:value-type="float" office:value="16101" calcext:value-type="float">
            <text:p>161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24.04047" calcext:value-type="float">
            <text:p>1503417524.04047</text:p>
          </table:table-cell>
          <table:table-cell office:value-type="float" office:value="16201" calcext:value-type="float">
            <text:p>162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25.87231" calcext:value-type="float">
            <text:p>1503417525.87231</text:p>
          </table:table-cell>
          <table:table-cell office:value-type="float" office:value="16301" calcext:value-type="float">
            <text:p>163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27.64809" calcext:value-type="float">
            <text:p>1503417527.64809</text:p>
          </table:table-cell>
          <table:table-cell office:value-type="float" office:value="16401" calcext:value-type="float">
            <text:p>164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29.41026" calcext:value-type="float">
            <text:p>1503417529.41026</text:p>
          </table:table-cell>
          <table:table-cell office:value-type="float" office:value="16501" calcext:value-type="float">
            <text:p>16501</text:p>
          </table:table-cell>
          <table:table-cell office:value-type="float" office:value="0.9924787879" calcext:value-type="float">
            <text:p>0.9924787879</text:p>
          </table:table-cell>
        </table:table-row>
        <table:table-row table:style-name="ro1">
          <table:table-cell office:value-type="float" office:value="1503417531.14806" calcext:value-type="float">
            <text:p>1503417531.14806</text:p>
          </table:table-cell>
          <table:table-cell office:value-type="float" office:value="16601" calcext:value-type="float">
            <text:p>166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32.89125" calcext:value-type="float">
            <text:p>1503417532.89125</text:p>
          </table:table-cell>
          <table:table-cell office:value-type="float" office:value="16701" calcext:value-type="float">
            <text:p>167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34.74419" calcext:value-type="float">
            <text:p>1503417534.74419</text:p>
          </table:table-cell>
          <table:table-cell office:value-type="float" office:value="16801" calcext:value-type="float">
            <text:p>168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36.49943" calcext:value-type="float">
            <text:p>1503417536.49943</text:p>
          </table:table-cell>
          <table:table-cell office:value-type="float" office:value="16901" calcext:value-type="float">
            <text:p>169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38.2739" calcext:value-type="float">
            <text:p>1503417538.2739</text:p>
          </table:table-cell>
          <table:table-cell office:value-type="float" office:value="17001" calcext:value-type="float">
            <text:p>170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40.06429" calcext:value-type="float">
            <text:p>1503417540.06429</text:p>
          </table:table-cell>
          <table:table-cell office:value-type="float" office:value="17101" calcext:value-type="float">
            <text:p>171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41.89698" calcext:value-type="float">
            <text:p>1503417541.89698</text:p>
          </table:table-cell>
          <table:table-cell office:value-type="float" office:value="17201" calcext:value-type="float">
            <text:p>172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43.70886" calcext:value-type="float">
            <text:p>1503417543.70886</text:p>
          </table:table-cell>
          <table:table-cell office:value-type="float" office:value="17301" calcext:value-type="float">
            <text:p>173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45.47462" calcext:value-type="float">
            <text:p>1503417545.47462</text:p>
          </table:table-cell>
          <table:table-cell office:value-type="float" office:value="17401" calcext:value-type="float">
            <text:p>174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47.20681" calcext:value-type="float">
            <text:p>1503417547.20681</text:p>
          </table:table-cell>
          <table:table-cell office:value-type="float" office:value="17501" calcext:value-type="float">
            <text:p>175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48.94474" calcext:value-type="float">
            <text:p>1503417548.94474</text:p>
          </table:table-cell>
          <table:table-cell office:value-type="float" office:value="17601" calcext:value-type="float">
            <text:p>176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50.74335" calcext:value-type="float">
            <text:p>1503417550.74335</text:p>
          </table:table-cell>
          <table:table-cell office:value-type="float" office:value="17701" calcext:value-type="float">
            <text:p>177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52.51288" calcext:value-type="float">
            <text:p>1503417552.51288</text:p>
          </table:table-cell>
          <table:table-cell office:value-type="float" office:value="17801" calcext:value-type="float">
            <text:p>178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54.25695" calcext:value-type="float">
            <text:p>1503417554.25695</text:p>
          </table:table-cell>
          <table:table-cell office:value-type="float" office:value="17901" calcext:value-type="float">
            <text:p>179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56.01183" calcext:value-type="float">
            <text:p>1503417556.01183</text:p>
          </table:table-cell>
          <table:table-cell office:value-type="float" office:value="18001" calcext:value-type="float">
            <text:p>180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57.91824" calcext:value-type="float">
            <text:p>1503417557.91824</text:p>
          </table:table-cell>
          <table:table-cell office:value-type="float" office:value="18101" calcext:value-type="float">
            <text:p>181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59.65623" calcext:value-type="float">
            <text:p>1503417559.65623</text:p>
          </table:table-cell>
          <table:table-cell office:value-type="float" office:value="18201" calcext:value-type="float">
            <text:p>182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61.40769" calcext:value-type="float">
            <text:p>1503417561.40769</text:p>
          </table:table-cell>
          <table:table-cell office:value-type="float" office:value="18301" calcext:value-type="float">
            <text:p>183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63.14678" calcext:value-type="float">
            <text:p>1503417563.14678</text:p>
          </table:table-cell>
          <table:table-cell office:value-type="float" office:value="18401" calcext:value-type="float">
            <text:p>184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64.95194" calcext:value-type="float">
            <text:p>1503417564.95194</text:p>
          </table:table-cell>
          <table:table-cell office:value-type="float" office:value="18501" calcext:value-type="float">
            <text:p>185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66.79189" calcext:value-type="float">
            <text:p>1503417566.79189</text:p>
          </table:table-cell>
          <table:table-cell office:value-type="float" office:value="18601" calcext:value-type="float">
            <text:p>186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68.56199" calcext:value-type="float">
            <text:p>1503417568.56199</text:p>
          </table:table-cell>
          <table:table-cell office:value-type="float" office:value="18701" calcext:value-type="float">
            <text:p>187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70.31486" calcext:value-type="float">
            <text:p>1503417570.31486</text:p>
          </table:table-cell>
          <table:table-cell office:value-type="float" office:value="18801" calcext:value-type="float">
            <text:p>188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72.07604" calcext:value-type="float">
            <text:p>1503417572.07604</text:p>
          </table:table-cell>
          <table:table-cell office:value-type="float" office:value="18901" calcext:value-type="float">
            <text:p>189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73.85144" calcext:value-type="float">
            <text:p>1503417573.85144</text:p>
          </table:table-cell>
          <table:table-cell office:value-type="float" office:value="19001" calcext:value-type="float">
            <text:p>190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75.67388" calcext:value-type="float">
            <text:p>1503417575.67388</text:p>
          </table:table-cell>
          <table:table-cell office:value-type="float" office:value="19101" calcext:value-type="float">
            <text:p>191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77.41315" calcext:value-type="float">
            <text:p>1503417577.41315</text:p>
          </table:table-cell>
          <table:table-cell office:value-type="float" office:value="19201" calcext:value-type="float">
            <text:p>192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79.16937" calcext:value-type="float">
            <text:p>1503417579.16937</text:p>
          </table:table-cell>
          <table:table-cell office:value-type="float" office:value="19301" calcext:value-type="float">
            <text:p>193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80.89534" calcext:value-type="float">
            <text:p>1503417580.89534</text:p>
          </table:table-cell>
          <table:table-cell office:value-type="float" office:value="19401" calcext:value-type="float">
            <text:p>194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82.72207" calcext:value-type="float">
            <text:p>1503417582.72207</text:p>
          </table:table-cell>
          <table:table-cell office:value-type="float" office:value="19501" calcext:value-type="float">
            <text:p>195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84.47922" calcext:value-type="float">
            <text:p>1503417584.47922</text:p>
          </table:table-cell>
          <table:table-cell office:value-type="float" office:value="19601" calcext:value-type="float">
            <text:p>196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86.2409" calcext:value-type="float">
            <text:p>1503417586.2409</text:p>
          </table:table-cell>
          <table:table-cell office:value-type="float" office:value="19701" calcext:value-type="float">
            <text:p>197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87.97672" calcext:value-type="float">
            <text:p>1503417587.97672</text:p>
          </table:table-cell>
          <table:table-cell office:value-type="float" office:value="19801" calcext:value-type="float">
            <text:p>198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89.77259" calcext:value-type="float">
            <text:p>1503417589.77259</text:p>
          </table:table-cell>
          <table:table-cell office:value-type="float" office:value="19901" calcext:value-type="float">
            <text:p>19901</text:p>
          </table:table-cell>
          <table:table-cell office:value-type="float" office:value="0.992519021" calcext:value-type="float">
            <text:p>0.992519021</text:p>
          </table:table-cell>
        </table:table-row>
        <table:table-row table:style-name="ro1">
          <table:table-cell office:value-type="float" office:value="1503417590.85067" calcext:value-type="float">
            <text:p>1503417590.85067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2519021" calcext:value-type="float">
            <text:p>0.992519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09:39:48.690310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24T09:44:31.591918998</dc:date>
    <meta:editing-duration>PT7M11S</meta:editing-duration>
    <meta:editing-cycles>2</meta:editing-cycles>
    <meta:document-statistic meta:table-count="1" meta:cell-count="6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resolution="50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93cm" svg:y="0.316cm" chart:style-name="ch2">
          <text:p>Accuracy of Optimized Model</text:p>
        </chart:title>
        <chart:plot-area chart:style-name="ch3" table:cell-range-address="'run_eval,tag_accuracy'.B2:'run_eval,tag_accuracy'.C23" svg:x="1.331cm" svg:y="1.275cm" svg:width="14.349cm" svg:height="6.564cm">
          <chartooo:coordinate-region svg:x="2.243cm" svg:y="1.474cm" svg:width="12.972cm" svg:height="5.718cm"/>
          <chart:axis chart:dimension="x" chart:name="primary-x" chart:style-name="ch4">
            <chart:title svg:x="8.038cm" svg:y="8.019cm" chart:style-name="ch5">
              <text:p>Steps</text:p>
            </chart:title>
          </chart:axis>
          <chart:axis chart:dimension="y" chart:name="primary-y" chart:style-name="ch6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'run_eval,tag_accuracy'.C2:'run_eval,tag_accuracy'.C23" chart:class="chart:scatter">
            <chart:domain table:cell-range-address="'run_eval,tag_accuracy'.B2:'run_eval,tag_accuracy'.B23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un_eval,tag_accuracy'.B2:'run_eval,tag_accuracy'.B23</svg:desc>
                </draw:g>
              </table:table-cell>
              <table:table-cell office:value-type="float" office:value="0.359570443630218">
                <text:p>0.359570443630218</text:p>
                <draw:g>
                  <svg:desc>'run_eval,tag_accuracy'.C2:'run_eval,tag_accuracy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2">
                <text:p>462</text:p>
              </table:table-cell>
              <table:table-cell office:value-type="float" office:value="0.9045569896698">
                <text:p>0.9045569896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6">
                <text:p>926</text:p>
              </table:table-cell>
              <table:table-cell office:value-type="float" office:value="0.969995558261871">
                <text:p>0.969995558261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90">
                <text:p>1390</text:p>
              </table:table-cell>
              <table:table-cell office:value-type="float" office:value="0.973454535007477">
                <text:p>0.973454535007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6">
                <text:p>1876</text:p>
              </table:table-cell>
              <table:table-cell office:value-type="float" office:value="0.976953685283661">
                <text:p>0.976953685283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64">
                <text:p>2364</text:p>
              </table:table-cell>
              <table:table-cell office:value-type="float" office:value="0.977557003498077">
                <text:p>0.977557003498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52">
                <text:p>2852</text:p>
              </table:table-cell>
              <table:table-cell office:value-type="float" office:value="0.977637469768524">
                <text:p>0.977637469768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39">
                <text:p>3339</text:p>
              </table:table-cell>
              <table:table-cell office:value-type="float" office:value="0.981418192386627">
                <text:p>0.981418192386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28">
                <text:p>3828</text:p>
              </table:table-cell>
              <table:table-cell office:value-type="float" office:value="0.982624769210815">
                <text:p>0.982624769210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17">
                <text:p>4317</text:p>
              </table:table-cell>
              <table:table-cell office:value-type="float" office:value="0.984233617782593">
                <text:p>0.984233617782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02">
                <text:p>4802</text:p>
              </table:table-cell>
              <table:table-cell office:value-type="float" office:value="0.984354257583618">
                <text:p>0.9843542575836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87">
                <text:p>5287</text:p>
              </table:table-cell>
              <table:table-cell office:value-type="float" office:value="0.984877109527588">
                <text:p>0.984877109527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63">
                <text:p>5763</text:p>
              </table:table-cell>
              <table:table-cell office:value-type="float" office:value="0.985480427742004">
                <text:p>0.985480427742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47">
                <text:p>6247</text:p>
              </table:table-cell>
              <table:table-cell office:value-type="float" office:value="0.986043512821198">
                <text:p>0.986043512821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21">
                <text:p>6721</text:p>
              </table:table-cell>
              <table:table-cell office:value-type="float" office:value="0.986365258693695">
                <text:p>0.986365258693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08">
                <text:p>7208</text:p>
              </table:table-cell>
              <table:table-cell office:value-type="float" office:value="0.986767470836639">
                <text:p>0.986767470836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97">
                <text:p>7697</text:p>
              </table:table-cell>
              <table:table-cell office:value-type="float" office:value="0.989582896232605">
                <text:p>0.989582896232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85">
                <text:p>8185</text:p>
              </table:table-cell>
              <table:table-cell office:value-type="float" office:value="0.990186214447022">
                <text:p>0.990186214447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70">
                <text:p>8670</text:p>
              </table:table-cell>
              <table:table-cell office:value-type="float" office:value="0.990628659725189">
                <text:p>0.9906286597251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59">
                <text:p>9159</text:p>
              </table:table-cell>
              <table:table-cell office:value-type="float" office:value="0.99086993932724">
                <text:p>0.990869939327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44">
                <text:p>9644</text:p>
              </table:table-cell>
              <table:table-cell office:value-type="float" office:value="0.991875469684601">
                <text:p>0.991875469684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">
                <text:p>10000</text:p>
              </table:table-cell>
              <table:table-cell office:value-type="float" office:value="0.992358148097992">
                <text:p>0.992358148097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title svg:x="4.996cm" svg:y="0.316cm" chart:style-name="ch2">
          <text:p>Accuracy of Optimized Model</text:p>
        </chart:title>
        <chart:plot-area chart:style-name="ch3" table:cell-range-address="'run_eval,tag_accuracy'.B2:'run_eval,tag_accuracy'.C23" svg:x="1.331cm" svg:y="1.275cm" svg:width="14.356cm" svg:height="6.57cm">
          <chartooo:coordinate-region svg:x="2.243cm" svg:y="1.474cm" svg:width="12.979cm" svg:height="5.724cm"/>
          <chart:axis chart:dimension="x" chart:name="primary-x" chart:style-name="ch4">
            <chart:title svg:x="8.042cm" svg:y="8.025cm" chart:style-name="ch5">
              <text:p>Steps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'run_eval,tag_accuracy'.C2:'run_eval,tag_accuracy'.C23" chart:class="chart:scatter">
            <chart:domain table:cell-range-address="'run_eval,tag_accuracy'.B2:'run_eval,tag_accuracy'.B23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un_eval,tag_accuracy'.B2:'run_eval,tag_accuracy'.B23</svg:desc>
                </draw:g>
              </table:table-cell>
              <table:table-cell office:value-type="float" office:value="0.359570443630218">
                <text:p>0.359570443630218</text:p>
                <draw:g>
                  <svg:desc>'run_eval,tag_accuracy'.C2:'run_eval,tag_accuracy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2">
                <text:p>462</text:p>
              </table:table-cell>
              <table:table-cell office:value-type="float" office:value="0.9045569896698">
                <text:p>0.9045569896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6">
                <text:p>926</text:p>
              </table:table-cell>
              <table:table-cell office:value-type="float" office:value="0.969995558261871">
                <text:p>0.969995558261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90">
                <text:p>1390</text:p>
              </table:table-cell>
              <table:table-cell office:value-type="float" office:value="0.973454535007477">
                <text:p>0.973454535007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6">
                <text:p>1876</text:p>
              </table:table-cell>
              <table:table-cell office:value-type="float" office:value="0.976953685283661">
                <text:p>0.976953685283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64">
                <text:p>2364</text:p>
              </table:table-cell>
              <table:table-cell office:value-type="float" office:value="0.977557003498077">
                <text:p>0.977557003498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52">
                <text:p>2852</text:p>
              </table:table-cell>
              <table:table-cell office:value-type="float" office:value="0.977637469768524">
                <text:p>0.977637469768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39">
                <text:p>3339</text:p>
              </table:table-cell>
              <table:table-cell office:value-type="float" office:value="0.981418192386627">
                <text:p>0.981418192386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28">
                <text:p>3828</text:p>
              </table:table-cell>
              <table:table-cell office:value-type="float" office:value="0.982624769210815">
                <text:p>0.982624769210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17">
                <text:p>4317</text:p>
              </table:table-cell>
              <table:table-cell office:value-type="float" office:value="0.984233617782593">
                <text:p>0.984233617782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02">
                <text:p>4802</text:p>
              </table:table-cell>
              <table:table-cell office:value-type="float" office:value="0.984354257583618">
                <text:p>0.9843542575836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87">
                <text:p>5287</text:p>
              </table:table-cell>
              <table:table-cell office:value-type="float" office:value="0.984877109527588">
                <text:p>0.984877109527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63">
                <text:p>5763</text:p>
              </table:table-cell>
              <table:table-cell office:value-type="float" office:value="0.985480427742004">
                <text:p>0.985480427742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47">
                <text:p>6247</text:p>
              </table:table-cell>
              <table:table-cell office:value-type="float" office:value="0.986043512821198">
                <text:p>0.986043512821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21">
                <text:p>6721</text:p>
              </table:table-cell>
              <table:table-cell office:value-type="float" office:value="0.986365258693695">
                <text:p>0.986365258693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08">
                <text:p>7208</text:p>
              </table:table-cell>
              <table:table-cell office:value-type="float" office:value="0.986767470836639">
                <text:p>0.986767470836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97">
                <text:p>7697</text:p>
              </table:table-cell>
              <table:table-cell office:value-type="float" office:value="0.989582896232605">
                <text:p>0.989582896232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85">
                <text:p>8185</text:p>
              </table:table-cell>
              <table:table-cell office:value-type="float" office:value="0.990186214447022">
                <text:p>0.990186214447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70">
                <text:p>8670</text:p>
              </table:table-cell>
              <table:table-cell office:value-type="float" office:value="0.990628659725189">
                <text:p>0.9906286597251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59">
                <text:p>9159</text:p>
              </table:table-cell>
              <table:table-cell office:value-type="float" office:value="0.99086993932724">
                <text:p>0.990869939327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44">
                <text:p>9644</text:p>
              </table:table-cell>
              <table:table-cell office:value-type="float" office:value="0.991875469684601">
                <text:p>0.991875469684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">
                <text:p>10000</text:p>
              </table:table-cell>
              <table:table-cell office:value-type="float" office:value="0.992358148097992">
                <text:p>0.992358148097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8.979cm" xlink:href=".." xlink:type="simple" chart:class="chart:scatter" chart:style-name="ch1">
        <chart:title svg:x="4.996cm" svg:y="0.315cm" chart:style-name="ch2">
          <text:p>Accuracy of Optimized Model</text:p>
        </chart:title>
        <chart:plot-area chart:style-name="ch3" table:cell-range-address="'run_eval,tag_accuracy'.B31:'run_eval,tag_accuracy'.C231" svg:x="1.331cm" svg:y="1.273cm" svg:width="14.356cm" svg:height="6.546cm">
          <chartooo:coordinate-region svg:x="2.243cm" svg:y="1.472cm" svg:width="12.979cm" svg:height="5.7cm"/>
          <chart:axis chart:dimension="x" chart:name="primary-x" chart:style-name="ch4">
            <chart:title svg:x="8.042cm" svg:y="7.998cm" chart:style-name="ch5">
              <text:p>Steps</text:p>
            </chart:title>
          </chart:axis>
          <chart:axis chart:dimension="y" chart:name="primary-y" chart:style-name="ch6">
            <chart:title svg:x="0.451cm" svg:y="5.265cm" chart:style-name="ch7">
              <text:p>Accuracy</text:p>
            </chart:title>
            <chart:grid chart:style-name="ch8" chart:class="major"/>
          </chart:axis>
          <chart:series chart:style-name="ch9" chart:values-cell-range-address="'run_eval,tag_accuracy'.C31:'run_eval,tag_accuracy'.C231" chart:class="chart:scatter">
            <chart:domain table:cell-range-address="'run_eval,tag_accuracy'.B31:'run_eval,tag_accuracy'.B231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un_eval,tag_accuracy'.B31:'run_eval,tag_accuracy'.B231</svg:desc>
                </draw:g>
              </table:table-cell>
              <table:table-cell office:value-type="float" office:value="0.5126091242">
                <text:p>0.5126091242</text:p>
                <draw:g>
                  <svg:desc>'run_eval,tag_accuracy'.C31:'run_eval,tag_accuracy'.C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0.8950247169">
                <text:p>0.8950247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0.8964324594">
                <text:p>0.8964324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0.9008566737">
                <text:p>0.9008566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0.9054820538">
                <text:p>0.9054820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0.9228572845">
                <text:p>0.9228572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0.9266781807">
                <text:p>0.9266781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0.9461448789">
                <text:p>0.9461448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0.9678236842">
                <text:p>0.9678236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0.9679845572">
                <text:p>0.9679845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0.9710010886">
                <text:p>0.9710010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0.9760286212">
                <text:p>0.9760286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0.9761090875">
                <text:p>0.9761090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0.9763101935">
                <text:p>0.9763101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0.9765112996">
                <text:p>0.9765112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0.9763906002">
                <text:p>0.9763906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0.9759883881">
                <text:p>0.9759883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0.9783211946">
                <text:p>0.9783211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0.9786831737">
                <text:p>0.9786831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0.9776374698">
                <text:p>0.9776374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0.9771950245">
                <text:p>0.9771950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0.9771950245">
                <text:p>0.9771950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0.9771145582">
                <text:p>0.9771145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0.9771547914">
                <text:p>0.9771547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0.9771547914">
                <text:p>0.9771547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0.9771547914">
                <text:p>0.97715479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1">
                <text:p>2601</text:p>
              </table:table-cell>
              <table:table-cell office:value-type="float" office:value="0.9771547914">
                <text:p>0.9771547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1">
                <text:p>2701</text:p>
              </table:table-cell>
              <table:table-cell office:value-type="float" office:value="0.9772754908">
                <text:p>0.9772754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1">
                <text:p>2801</text:p>
              </table:table-cell>
              <table:table-cell office:value-type="float" office:value="0.9773156643">
                <text:p>0.97731566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1">
                <text:p>2901</text:p>
              </table:table-cell>
              <table:table-cell office:value-type="float" office:value="0.9773558974">
                <text:p>0.97735589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1">
                <text:p>3001</text:p>
              </table:table-cell>
              <table:table-cell office:value-type="float" office:value="0.9774765968">
                <text:p>0.97747659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1">
                <text:p>3101</text:p>
              </table:table-cell>
              <table:table-cell office:value-type="float" office:value="0.9776374698">
                <text:p>0.97763746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1">
                <text:p>3201</text:p>
              </table:table-cell>
              <table:table-cell office:value-type="float" office:value="0.9779592156">
                <text:p>0.9779592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1">
                <text:p>3301</text:p>
              </table:table-cell>
              <table:table-cell office:value-type="float" office:value="0.978240788">
                <text:p>0.978240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1">
                <text:p>3401</text:p>
              </table:table-cell>
              <table:table-cell office:value-type="float" office:value="0.9784820676">
                <text:p>0.97848206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1">
                <text:p>3501</text:p>
              </table:table-cell>
              <table:table-cell office:value-type="float" office:value="0.9788038731">
                <text:p>0.97880387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1">
                <text:p>3601</text:p>
              </table:table-cell>
              <table:table-cell office:value-type="float" office:value="0.9792060256">
                <text:p>0.9792060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1">
                <text:p>3701</text:p>
              </table:table-cell>
              <table:table-cell office:value-type="float" office:value="0.9794071317">
                <text:p>0.97940713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1">
                <text:p>3801</text:p>
              </table:table-cell>
              <table:table-cell office:value-type="float" office:value="0.979688704">
                <text:p>0.979688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1">
                <text:p>3901</text:p>
              </table:table-cell>
              <table:table-cell office:value-type="float" office:value="0.9797289371">
                <text:p>0.97972893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1">
                <text:p>4001</text:p>
              </table:table-cell>
              <table:table-cell office:value-type="float" office:value="0.9798093438">
                <text:p>0.97980934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1">
                <text:p>4101</text:p>
              </table:table-cell>
              <table:table-cell office:value-type="float" office:value="0.9799702168">
                <text:p>0.97997021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1">
                <text:p>4201</text:p>
              </table:table-cell>
              <table:table-cell office:value-type="float" office:value="0.9801310897">
                <text:p>0.98013108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1">
                <text:p>4301</text:p>
              </table:table-cell>
              <table:table-cell office:value-type="float" office:value="0.9804528952">
                <text:p>0.98045289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1">
                <text:p>4401</text:p>
              </table:table-cell>
              <table:table-cell office:value-type="float" office:value="0.9816997051">
                <text:p>0.98169970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1">
                <text:p>4501</text:p>
              </table:table-cell>
              <table:table-cell office:value-type="float" office:value="0.9821421504">
                <text:p>0.9821421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1">
                <text:p>4601</text:p>
              </table:table-cell>
              <table:table-cell office:value-type="float" office:value="0.9835900664">
                <text:p>0.9835900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1">
                <text:p>4701</text:p>
              </table:table-cell>
              <table:table-cell office:value-type="float" office:value="0.985922873">
                <text:p>0.985922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1">
                <text:p>4801</text:p>
              </table:table-cell>
              <table:table-cell office:value-type="float" office:value="0.9862043858">
                <text:p>0.98620438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1">
                <text:p>4901</text:p>
              </table:table-cell>
              <table:table-cell office:value-type="float" office:value="0.9870892763">
                <text:p>0.98708927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1">
                <text:p>5001</text:p>
              </table:table-cell>
              <table:table-cell office:value-type="float" office:value="0.9872501493">
                <text:p>0.98725014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1">
                <text:p>5101</text:p>
              </table:table-cell>
              <table:table-cell office:value-type="float" office:value="0.9874512553">
                <text:p>0.9874512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1">
                <text:p>5201</text:p>
              </table:table-cell>
              <table:table-cell office:value-type="float" office:value="0.987531662">
                <text:p>0.987531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1">
                <text:p>5301</text:p>
              </table:table-cell>
              <table:table-cell office:value-type="float" office:value="0.987893641">
                <text:p>0.9878936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1">
                <text:p>5401</text:p>
              </table:table-cell>
              <table:table-cell office:value-type="float" office:value="0.9879338741">
                <text:p>0.98793387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1">
                <text:p>5501</text:p>
              </table:table-cell>
              <table:table-cell office:value-type="float" office:value="0.9880947471">
                <text:p>0.98809474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1">
                <text:p>5601</text:p>
              </table:table-cell>
              <table:table-cell office:value-type="float" office:value="0.9884567261">
                <text:p>0.98845672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1">
                <text:p>5701</text:p>
              </table:table-cell>
              <table:table-cell office:value-type="float" office:value="0.9884969592">
                <text:p>0.98849695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1">
                <text:p>5801</text:p>
              </table:table-cell>
              <table:table-cell office:value-type="float" office:value="0.9891405106">
                <text:p>0.98914051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1">
                <text:p>5901</text:p>
              </table:table-cell>
              <table:table-cell office:value-type="float" office:value="0.9891405106">
                <text:p>0.9891405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1">
                <text:p>6001</text:p>
              </table:table-cell>
              <table:table-cell office:value-type="float" office:value="0.9891405106">
                <text:p>0.9891405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1">
                <text:p>6101</text:p>
              </table:table-cell>
              <table:table-cell office:value-type="float" office:value="0.9892611504">
                <text:p>0.98926115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1">
                <text:p>6201</text:p>
              </table:table-cell>
              <table:table-cell office:value-type="float" office:value="0.9893416166">
                <text:p>0.9893416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1">
                <text:p>6301</text:p>
              </table:table-cell>
              <table:table-cell office:value-type="float" office:value="0.9899047017">
                <text:p>0.98990470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1">
                <text:p>6401</text:p>
              </table:table-cell>
              <table:table-cell office:value-type="float" office:value="0.9900655746">
                <text:p>0.99006557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1">
                <text:p>6501</text:p>
              </table:table-cell>
              <table:table-cell office:value-type="float" office:value="0.9901862144">
                <text:p>0.99018621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1">
                <text:p>6601</text:p>
              </table:table-cell>
              <table:table-cell office:value-type="float" office:value="0.9902264476">
                <text:p>0.99022644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1">
                <text:p>6701</text:p>
              </table:table-cell>
              <table:table-cell office:value-type="float" office:value="0.9905079603">
                <text:p>0.99050796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1">
                <text:p>6801</text:p>
              </table:table-cell>
              <table:table-cell office:value-type="float" office:value="0.9905481935">
                <text:p>0.99054819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1">
                <text:p>6901</text:p>
              </table:table-cell>
              <table:table-cell office:value-type="float" office:value="0.9905884266">
                <text:p>0.99058842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1">
                <text:p>7001</text:p>
              </table:table-cell>
              <table:table-cell office:value-type="float" office:value="0.9906688929">
                <text:p>0.99066889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1">
                <text:p>7101</text:p>
              </table:table-cell>
              <table:table-cell office:value-type="float" office:value="0.9907090664">
                <text:p>0.99070906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1">
                <text:p>7201</text:p>
              </table:table-cell>
              <table:table-cell office:value-type="float" office:value="0.9908699393">
                <text:p>0.99086993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1">
                <text:p>7301</text:p>
              </table:table-cell>
              <table:table-cell office:value-type="float" office:value="0.9909101725">
                <text:p>0.99091017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1">
                <text:p>7401</text:p>
              </table:table-cell>
              <table:table-cell office:value-type="float" office:value="0.9909906387">
                <text:p>0.99099063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1">
                <text:p>7501</text:p>
              </table:table-cell>
              <table:table-cell office:value-type="float" office:value="0.9909906387">
                <text:p>0.9909906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1">
                <text:p>7601</text:p>
              </table:table-cell>
              <table:table-cell office:value-type="float" office:value="0.9912319779">
                <text:p>0.99123197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1">
                <text:p>7701</text:p>
              </table:table-cell>
              <table:table-cell office:value-type="float" office:value="0.9912721515">
                <text:p>0.99127215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1">
                <text:p>7801</text:p>
              </table:table-cell>
              <table:table-cell office:value-type="float" office:value="0.9919157028">
                <text:p>0.99191570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1">
                <text:p>7901</text:p>
              </table:table-cell>
              <table:table-cell office:value-type="float" office:value="0.991955936">
                <text:p>0.9919559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1">
                <text:p>8001</text:p>
              </table:table-cell>
              <table:table-cell office:value-type="float" office:value="0.991955936">
                <text:p>0.9919559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1">
                <text:p>8101</text:p>
              </table:table-cell>
              <table:table-cell office:value-type="float" office:value="0.9920363426">
                <text:p>0.99203634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1">
                <text:p>8201</text:p>
              </table:table-cell>
              <table:table-cell office:value-type="float" office:value="0.992157042">
                <text:p>0.9921570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1">
                <text:p>8301</text:p>
              </table:table-cell>
              <table:table-cell office:value-type="float" office:value="0.9921972156">
                <text:p>0.99219721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1">
                <text:p>8401</text:p>
              </table:table-cell>
              <table:table-cell office:value-type="float" office:value="0.9922374487">
                <text:p>0.99223744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1">
                <text:p>8501</text:p>
              </table:table-cell>
              <table:table-cell office:value-type="float" office:value="0.9922776818">
                <text:p>0.99227768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1">
                <text:p>8601</text:p>
              </table:table-cell>
              <table:table-cell office:value-type="float" office:value="0.9922776818">
                <text:p>0.99227768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1">
                <text:p>8701</text:p>
              </table:table-cell>
              <table:table-cell office:value-type="float" office:value="0.9922776818">
                <text:p>0.9922776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1">
                <text:p>8801</text:p>
              </table:table-cell>
              <table:table-cell office:value-type="float" office:value="0.9922776818">
                <text:p>0.99227768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1">
                <text:p>8901</text:p>
              </table:table-cell>
              <table:table-cell office:value-type="float" office:value="0.9922776818">
                <text:p>0.9922776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1">
                <text:p>9001</text:p>
              </table:table-cell>
              <table:table-cell office:value-type="float" office:value="0.9922776818">
                <text:p>0.99227768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1">
                <text:p>9101</text:p>
              </table:table-cell>
              <table:table-cell office:value-type="float" office:value="0.9922776818">
                <text:p>0.99227768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1">
                <text:p>9201</text:p>
              </table:table-cell>
              <table:table-cell office:value-type="float" office:value="0.9922776818">
                <text:p>0.9922776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1">
                <text:p>9301</text:p>
              </table:table-cell>
              <table:table-cell office:value-type="float" office:value="0.9922776818">
                <text:p>0.99227768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1">
                <text:p>9401</text:p>
              </table:table-cell>
              <table:table-cell office:value-type="float" office:value="0.992317915">
                <text:p>0.9923179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1">
                <text:p>9501</text:p>
              </table:table-cell>
              <table:table-cell office:value-type="float" office:value="0.992317915">
                <text:p>0.992317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1">
                <text:p>9601</text:p>
              </table:table-cell>
              <table:table-cell office:value-type="float" office:value="0.9923581481">
                <text:p>0.99235814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1">
                <text:p>9701</text:p>
              </table:table-cell>
              <table:table-cell office:value-type="float" office:value="0.9924385548">
                <text:p>0.99243855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1">
                <text:p>98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1">
                <text:p>99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1">
                <text:p>100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1">
                <text:p>101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1">
                <text:p>102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1">
                <text:p>103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1">
                <text:p>104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1">
                <text:p>105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1">
                <text:p>106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1">
                <text:p>107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1">
                <text:p>108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1">
                <text:p>109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1">
                <text:p>110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1">
                <text:p>111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1">
                <text:p>112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1">
                <text:p>113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1">
                <text:p>114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1">
                <text:p>115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1">
                <text:p>116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1">
                <text:p>117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1">
                <text:p>118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1">
                <text:p>119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1">
                <text:p>120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1">
                <text:p>121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1">
                <text:p>122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1">
                <text:p>123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1">
                <text:p>124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1">
                <text:p>125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1">
                <text:p>126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1">
                <text:p>127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1">
                <text:p>128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1">
                <text:p>129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1">
                <text:p>130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1">
                <text:p>131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1">
                <text:p>132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1">
                <text:p>133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1">
                <text:p>134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1">
                <text:p>135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1">
                <text:p>136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1">
                <text:p>137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1">
                <text:p>138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1">
                <text:p>139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1">
                <text:p>140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1">
                <text:p>141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1">
                <text:p>142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1">
                <text:p>143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1">
                <text:p>144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1">
                <text:p>145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1">
                <text:p>146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1">
                <text:p>147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1">
                <text:p>148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1">
                <text:p>149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1">
                <text:p>150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1">
                <text:p>151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1">
                <text:p>152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1">
                <text:p>153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1">
                <text:p>154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1">
                <text:p>155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1">
                <text:p>156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1">
                <text:p>157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1">
                <text:p>158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1">
                <text:p>159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1">
                <text:p>160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1">
                <text:p>161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1">
                <text:p>162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1">
                <text:p>163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1">
                <text:p>164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1">
                <text:p>16501</text:p>
              </table:table-cell>
              <table:table-cell office:value-type="float" office:value="0.9924787879">
                <text:p>0.99247878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1">
                <text:p>166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1">
                <text:p>167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1">
                <text:p>168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1">
                <text:p>169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1">
                <text:p>170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1">
                <text:p>171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1">
                <text:p>172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1">
                <text:p>173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1">
                <text:p>174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1">
                <text:p>175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1">
                <text:p>176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1">
                <text:p>177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1">
                <text:p>178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1">
                <text:p>179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1">
                <text:p>180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1">
                <text:p>181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1">
                <text:p>182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1">
                <text:p>183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1">
                <text:p>184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1">
                <text:p>185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1">
                <text:p>186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1">
                <text:p>187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1">
                <text:p>188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1">
                <text:p>189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1">
                <text:p>190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1">
                <text:p>191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1">
                <text:p>192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1">
                <text:p>193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1">
                <text:p>194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1">
                <text:p>195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1">
                <text:p>196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1">
                <text:p>197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1">
                <text:p>198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1">
                <text:p>19901</text:p>
              </table:table-cell>
              <table:table-cell office:value-type="float" office:value="0.992519021">
                <text:p>0.9925190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">
                <text:p>20000</text:p>
              </table:table-cell>
              <table:table-cell office:value-type="float" office:value="0.992519021">
                <text:p>0.9925190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